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02in"/>
    </style:style>
    <style:style style:name="co3" style:family="table-column">
      <style:table-column-properties fo:break-before="auto" style:column-width="1.3217in"/>
    </style:style>
    <style:style style:name="co4" style:family="table-column">
      <style:table-column-properties fo:break-before="auto" style:column-width="1.2638in"/>
    </style:style>
    <style:style style:name="co5" style:family="table-column">
      <style:table-column-properties fo:break-before="auto" style:column-width="1.2752in"/>
    </style:style>
    <style:style style:name="co6" style:family="table-column">
      <style:table-column-properties fo:break-before="auto" style:column-width="4.9181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9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ppInit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Original</text:p>
          </table:table-cell>
          <table:table-cell table:style-name="ce1" office:value-type="string">
            <text:p>Instrumented</text:p>
          </table:table-cell>
          <table:table-cell table:style-name="ce1"/>
          <table:table-cell table:number-columns-repeated="4"/>
        </table:table-row>
        <table:table-row table:style-name="ro2">
          <table:table-cell office:value-type="float" office:value="74829101">
            <text:p>74829101</text:p>
          </table:table-cell>
          <table:table-cell office:value-type="float" office:value="95886233">
            <text:p>95886233</text:p>
          </table:table-cell>
          <table:table-cell/>
          <table:table-cell office:value-type="string">
            <text:p>Orig mean</text:p>
          </table:table-cell>
          <table:table-cell office:value-type="string">
            <text:p>Instr mean</text:p>
          </table:table-cell>
          <table:table-cell office:value-type="string">
            <text:p>Diff</text:p>
          </table:table-cell>
          <table:table-cell office:value-type="string">
            <text:p>Diff perc</text:p>
          </table:table-cell>
        </table:table-row>
        <table:table-row table:style-name="ro1">
          <table:table-cell office:value-type="float" office:value="72723389">
            <text:p>72723389</text:p>
          </table:table-cell>
          <table:table-cell office:value-type="float" office:value="70678712">
            <text:p>70678712</text:p>
          </table:table-cell>
          <table:table-cell/>
          <table:table-cell table:formula="of:=AVERAGE([.A2:.A101])" office:value-type="float" office:value="70271911.51">
            <text:p>70271911.51</text:p>
          </table:table-cell>
          <table:table-cell table:formula="of:=AVERAGE([.B2:.B101])" office:value-type="float" office:value="72330627.35">
            <text:p>72330627.35</text:p>
          </table:table-cell>
          <table:table-cell table:formula="of:=[.E3]-[.D3]" office:value-type="float" office:value="2058715.83999999">
            <text:p>2058715.83999999</text:p>
          </table:table-cell>
          <table:table-cell table:style-name="ce1" table:formula="of:=[.F3]/[.D3]*100" office:value-type="float" office:value="2.92964257804062">
            <text:p>2.929642578</text:p>
          </table:table-cell>
        </table:table-row>
        <table:table-row table:style-name="ro3">
          <table:table-cell office:value-type="float" office:value="93139650">
            <text:p>93139650</text:p>
          </table:table-cell>
          <table:table-cell office:value-type="float" office:value="68939209">
            <text:p>68939209</text:p>
          </table:table-cell>
          <table:table-cell/>
          <table:table-cell table:formula="of:=STDEV([.A2:.A101])" office:value-type="float" office:value="12279637.6762835">
            <text:p>12279637.6762835</text:p>
          </table:table-cell>
          <table:table-cell table:formula="of:=STDEV([.B2:.B101])" office:value-type="float" office:value="12485712.1969814">
            <text:p>12485712.1969814</text:p>
          </table:table-cell>
          <table:table-cell table:number-columns-repeated="2"/>
        </table:table-row>
        <table:table-row table:style-name="ro1">
          <table:table-cell office:value-type="float" office:value="72326660">
            <text:p>72326660</text:p>
          </table:table-cell>
          <table:table-cell office:value-type="float" office:value="70159911">
            <text:p>70159911</text:p>
          </table:table-cell>
          <table:table-cell/>
          <table:table-cell office:value-type="string">
            <text:p>70.3ms</text:p>
          </table:table-cell>
          <table:table-cell office:value-type="string">
            <text:p>72.3ms</text:p>
          </table:table-cell>
          <table:table-cell office:value-type="string">
            <text:p>2ms</text:p>
          </table:table-cell>
          <table:table-cell table:style-name="ce2" table:formula="of:=2/70.3" office:value-type="percentage" office:value="0.0284495021337127">
            <text:p>2.84%</text:p>
          </table:table-cell>
        </table:table-row>
        <table:table-row table:style-name="ro1">
          <table:table-cell office:value-type="float" office:value="63232420">
            <text:p>63232420</text:p>
          </table:table-cell>
          <table:table-cell office:value-type="float" office:value="69000242">
            <text:p>69000242</text:p>
          </table:table-cell>
          <table:table-cell/>
          <table:table-cell office:value-type="string">
            <text:p>12.3ms</text:p>
          </table:table-cell>
          <table:table-cell office:value-type="string">
            <text:p>12.5ms</text:p>
          </table:table-cell>
          <table:table-cell table:number-columns-repeated="2"/>
        </table:table-row>
        <table:table-row table:style-name="ro1">
          <table:table-cell office:value-type="float" office:value="67016601">
            <text:p>67016601</text:p>
          </table:table-cell>
          <table:table-cell office:value-type="float" office:value="70617674">
            <text:p>70617674</text:p>
          </table:table-cell>
          <table:table-cell table:number-columns-repeated="5"/>
        </table:table-row>
        <table:table-row table:style-name="ro3">
          <table:table-cell office:value-type="float" office:value="67291259">
            <text:p>67291259</text:p>
          </table:table-cell>
          <table:table-cell office:value-type="float" office:value="66802978">
            <text:p>66802978</text:p>
          </table:table-cell>
          <table:table-cell/>
          <table:table-cell table:formula="of:=AVERAGE([.A2:.A101])/10^6" office:value-type="float" office:value="70.27191151">
            <text:p>70.27191151</text:p>
          </table:table-cell>
          <table:table-cell table:formula="of:=AVERAGE([.B2:.B101])/10^6" office:value-type="float" office:value="72.33062735">
            <text:p>72.33062735</text:p>
          </table:table-cell>
          <table:table-cell table:number-columns-repeated="2"/>
        </table:table-row>
        <table:table-row table:style-name="ro3">
          <table:table-cell office:value-type="float" office:value="62713623">
            <text:p>62713623</text:p>
          </table:table-cell>
          <table:table-cell office:value-type="float" office:value="92712401">
            <text:p>92712401</text:p>
          </table:table-cell>
          <table:table-cell/>
          <table:table-cell table:formula="of:=STDEV([.A2:.A101])/10^6" office:value-type="float" office:value="12.2796376762835">
            <text:p>12.2796376763</text:p>
          </table:table-cell>
          <table:table-cell table:formula="of:=STDEV([.B2:.B101])/10^6" office:value-type="float" office:value="12.4857121969814">
            <text:p>12.485712197</text:p>
          </table:table-cell>
          <table:table-cell table:number-columns-repeated="2"/>
        </table:table-row>
        <table:table-row table:style-name="ro1">
          <table:table-cell office:value-type="float" office:value="65063477">
            <text:p>65063477</text:p>
          </table:table-cell>
          <table:table-cell office:value-type="float" office:value="69763182">
            <text:p>69763182</text:p>
          </table:table-cell>
          <table:table-cell table:number-columns-repeated="5"/>
        </table:table-row>
        <table:table-row table:style-name="ro1">
          <table:table-cell office:value-type="float" office:value="66955568">
            <text:p>66955568</text:p>
          </table:table-cell>
          <table:table-cell office:value-type="float" office:value="64300539">
            <text:p>64300539</text:p>
          </table:table-cell>
          <table:table-cell table:number-columns-repeated="5"/>
        </table:table-row>
        <table:table-row table:style-name="ro1">
          <table:table-cell office:value-type="float" office:value="97381591">
            <text:p>97381591</text:p>
          </table:table-cell>
          <table:table-cell office:value-type="float" office:value="64453127">
            <text:p>64453127</text:p>
          </table:table-cell>
          <table:table-cell table:number-columns-repeated="5"/>
        </table:table-row>
        <table:table-row table:style-name="ro1">
          <table:table-cell office:value-type="float" office:value="62530520">
            <text:p>62530520</text:p>
          </table:table-cell>
          <table:table-cell office:value-type="float" office:value="65979003">
            <text:p>65979003</text:p>
          </table:table-cell>
          <table:table-cell table:number-columns-repeated="5"/>
        </table:table-row>
        <table:table-row table:style-name="ro1">
          <table:table-cell office:value-type="float" office:value="71533202">
            <text:p>71533202</text:p>
          </table:table-cell>
          <table:table-cell office:value-type="float" office:value="64208982">
            <text:p>64208982</text:p>
          </table:table-cell>
          <table:table-cell table:number-columns-repeated="5"/>
        </table:table-row>
        <table:table-row table:style-name="ro1">
          <table:table-cell office:value-type="float" office:value="74584964">
            <text:p>74584964</text:p>
          </table:table-cell>
          <table:table-cell office:value-type="float" office:value="79162598">
            <text:p>79162598</text:p>
          </table:table-cell>
          <table:table-cell table:number-columns-repeated="5"/>
        </table:table-row>
        <table:table-row table:style-name="ro1">
          <table:table-cell office:value-type="float" office:value="77056884">
            <text:p>77056884</text:p>
          </table:table-cell>
          <table:table-cell office:value-type="float" office:value="65093994">
            <text:p>65093994</text:p>
          </table:table-cell>
          <table:table-cell table:number-columns-repeated="5"/>
        </table:table-row>
        <table:table-row table:style-name="ro1">
          <table:table-cell office:value-type="float" office:value="62622069">
            <text:p>62622069</text:p>
          </table:table-cell>
          <table:table-cell office:value-type="float" office:value="74249268">
            <text:p>74249268</text:p>
          </table:table-cell>
          <table:table-cell table:number-columns-repeated="5"/>
        </table:table-row>
        <table:table-row table:style-name="ro1">
          <table:table-cell office:value-type="float" office:value="70159910">
            <text:p>70159910</text:p>
          </table:table-cell>
          <table:table-cell office:value-type="float" office:value="72357178">
            <text:p>72357178</text:p>
          </table:table-cell>
          <table:table-cell table:number-columns-repeated="5"/>
        </table:table-row>
        <table:table-row table:style-name="ro1">
          <table:table-cell office:value-type="float" office:value="66802980">
            <text:p>66802980</text:p>
          </table:table-cell>
          <table:table-cell office:value-type="float" office:value="64208985">
            <text:p>64208985</text:p>
          </table:table-cell>
          <table:table-cell table:number-columns-repeated="5"/>
        </table:table-row>
        <table:table-row table:style-name="ro1">
          <table:table-cell office:value-type="float" office:value="62438963">
            <text:p>62438963</text:p>
          </table:table-cell>
          <table:table-cell office:value-type="float" office:value="72540284">
            <text:p>72540284</text:p>
          </table:table-cell>
          <table:table-cell table:number-columns-repeated="5"/>
        </table:table-row>
        <table:table-row table:style-name="ro1">
          <table:table-cell office:value-type="float" office:value="108734131">
            <text:p>108734131</text:p>
          </table:table-cell>
          <table:table-cell office:value-type="float" office:value="65246583">
            <text:p>65246583</text:p>
          </table:table-cell>
          <table:table-cell table:number-columns-repeated="5"/>
        </table:table-row>
        <table:table-row table:style-name="ro1">
          <table:table-cell office:value-type="float" office:value="73303223">
            <text:p>73303223</text:p>
          </table:table-cell>
          <table:table-cell office:value-type="float" office:value="64361570">
            <text:p>64361570</text:p>
          </table:table-cell>
          <table:table-cell table:number-columns-repeated="5"/>
        </table:table-row>
        <table:table-row table:style-name="ro1">
          <table:table-cell office:value-type="float" office:value="63934325">
            <text:p>63934325</text:p>
          </table:table-cell>
          <table:table-cell office:value-type="float" office:value="69458007">
            <text:p>69458007</text:p>
          </table:table-cell>
          <table:table-cell table:number-columns-repeated="5"/>
        </table:table-row>
        <table:table-row table:style-name="ro1">
          <table:table-cell office:value-type="float" office:value="94329834">
            <text:p>94329834</text:p>
          </table:table-cell>
          <table:table-cell office:value-type="float" office:value="67626955">
            <text:p>67626955</text:p>
          </table:table-cell>
          <table:table-cell table:number-columns-repeated="5"/>
        </table:table-row>
        <table:table-row table:style-name="ro1">
          <table:table-cell office:value-type="float" office:value="150329590">
            <text:p>150329590</text:p>
          </table:table-cell>
          <table:table-cell office:value-type="float" office:value="74676512">
            <text:p>74676512</text:p>
          </table:table-cell>
          <table:table-cell table:number-columns-repeated="5"/>
        </table:table-row>
        <table:table-row table:style-name="ro1">
          <table:table-cell office:value-type="float" office:value="76385498">
            <text:p>76385498</text:p>
          </table:table-cell>
          <table:table-cell office:value-type="float" office:value="79772951">
            <text:p>79772951</text:p>
          </table:table-cell>
          <table:table-cell table:number-columns-repeated="5"/>
        </table:table-row>
        <table:table-row table:style-name="ro1">
          <table:table-cell office:value-type="float" office:value="70739747">
            <text:p>70739747</text:p>
          </table:table-cell>
          <table:table-cell office:value-type="float" office:value="69732667">
            <text:p>69732667</text:p>
          </table:table-cell>
          <table:table-cell table:number-columns-repeated="5"/>
        </table:table-row>
        <table:table-row table:style-name="ro1">
          <table:table-cell office:value-type="float" office:value="62835693">
            <text:p>62835693</text:p>
          </table:table-cell>
          <table:table-cell office:value-type="float" office:value="64544675">
            <text:p>64544675</text:p>
          </table:table-cell>
          <table:table-cell table:number-columns-repeated="5"/>
        </table:table-row>
        <table:table-row table:style-name="ro1">
          <table:table-cell office:value-type="float" office:value="68572998">
            <text:p>68572998</text:p>
          </table:table-cell>
          <table:table-cell office:value-type="float" office:value="77667236">
            <text:p>77667236</text:p>
          </table:table-cell>
          <table:table-cell table:number-columns-repeated="5"/>
        </table:table-row>
        <table:table-row table:style-name="ro1">
          <table:table-cell office:value-type="float" office:value="69793699">
            <text:p>69793699</text:p>
          </table:table-cell>
          <table:table-cell office:value-type="float" office:value="76385497">
            <text:p>76385497</text:p>
          </table:table-cell>
          <table:table-cell table:number-columns-repeated="5"/>
        </table:table-row>
        <table:table-row table:style-name="ro1">
          <table:table-cell office:value-type="float" office:value="71563722">
            <text:p>71563722</text:p>
          </table:table-cell>
          <table:table-cell office:value-type="float" office:value="65521239">
            <text:p>65521239</text:p>
          </table:table-cell>
          <table:table-cell table:number-columns-repeated="5"/>
        </table:table-row>
        <table:table-row table:style-name="ro1">
          <table:table-cell office:value-type="float" office:value="63659669">
            <text:p>63659669</text:p>
          </table:table-cell>
          <table:table-cell office:value-type="float" office:value="70343018">
            <text:p>70343018</text:p>
          </table:table-cell>
          <table:table-cell table:number-columns-repeated="5"/>
        </table:table-row>
        <table:table-row table:style-name="ro1">
          <table:table-cell office:value-type="float" office:value="68267824">
            <text:p>68267824</text:p>
          </table:table-cell>
          <table:table-cell office:value-type="float" office:value="70495606">
            <text:p>70495606</text:p>
          </table:table-cell>
          <table:table-cell table:number-columns-repeated="5"/>
        </table:table-row>
        <table:table-row table:style-name="ro1">
          <table:table-cell office:value-type="float" office:value="67565915">
            <text:p>67565915</text:p>
          </table:table-cell>
          <table:table-cell office:value-type="float" office:value="64392089">
            <text:p>64392089</text:p>
          </table:table-cell>
          <table:table-cell table:number-columns-repeated="5"/>
        </table:table-row>
        <table:table-row table:style-name="ro1">
          <table:table-cell office:value-type="float" office:value="65612794">
            <text:p>65612794</text:p>
          </table:table-cell>
          <table:table-cell office:value-type="float" office:value="65368652">
            <text:p>65368652</text:p>
          </table:table-cell>
          <table:table-cell table:number-columns-repeated="5"/>
        </table:table-row>
        <table:table-row table:style-name="ro1">
          <table:table-cell office:value-type="float" office:value="62561035">
            <text:p>62561035</text:p>
          </table:table-cell>
          <table:table-cell office:value-type="float" office:value="71472166">
            <text:p>71472166</text:p>
          </table:table-cell>
          <table:table-cell table:number-columns-repeated="5"/>
        </table:table-row>
        <table:table-row table:style-name="ro1">
          <table:table-cell office:value-type="float" office:value="86883545">
            <text:p>86883545</text:p>
          </table:table-cell>
          <table:table-cell office:value-type="float" office:value="69549559">
            <text:p>69549559</text:p>
          </table:table-cell>
          <table:table-cell table:number-columns-repeated="5"/>
        </table:table-row>
        <table:table-row table:style-name="ro1">
          <table:table-cell office:value-type="float" office:value="63354491">
            <text:p>63354491</text:p>
          </table:table-cell>
          <table:table-cell office:value-type="float" office:value="72082519">
            <text:p>72082519</text:p>
          </table:table-cell>
          <table:table-cell table:number-columns-repeated="5"/>
        </table:table-row>
        <table:table-row table:style-name="ro1">
          <table:table-cell office:value-type="float" office:value="62438965">
            <text:p>62438965</text:p>
          </table:table-cell>
          <table:table-cell office:value-type="float" office:value="68084716">
            <text:p>68084716</text:p>
          </table:table-cell>
          <table:table-cell table:number-columns-repeated="5"/>
        </table:table-row>
        <table:table-row table:style-name="ro1">
          <table:table-cell office:value-type="float" office:value="69061279">
            <text:p>69061279</text:p>
          </table:table-cell>
          <table:table-cell office:value-type="float" office:value="76568605">
            <text:p>76568605</text:p>
          </table:table-cell>
          <table:table-cell table:number-columns-repeated="5"/>
        </table:table-row>
        <table:table-row table:style-name="ro1">
          <table:table-cell office:value-type="float" office:value="63659669">
            <text:p>63659669</text:p>
          </table:table-cell>
          <table:table-cell office:value-type="float" office:value="69183350">
            <text:p>69183350</text:p>
          </table:table-cell>
          <table:table-cell table:number-columns-repeated="5"/>
        </table:table-row>
        <table:table-row table:style-name="ro1">
          <table:table-cell office:value-type="float" office:value="74188232">
            <text:p>74188232</text:p>
          </table:table-cell>
          <table:table-cell office:value-type="float" office:value="98785400">
            <text:p>98785400</text:p>
          </table:table-cell>
          <table:table-cell table:number-columns-repeated="5"/>
        </table:table-row>
        <table:table-row table:style-name="ro1">
          <table:table-cell office:value-type="float" office:value="72753906">
            <text:p>72753906</text:p>
          </table:table-cell>
          <table:table-cell office:value-type="float" office:value="64117431">
            <text:p>64117431</text:p>
          </table:table-cell>
          <table:table-cell table:number-columns-repeated="5"/>
        </table:table-row>
        <table:table-row table:style-name="ro1">
          <table:table-cell office:value-type="float" office:value="67230223">
            <text:p>67230223</text:p>
          </table:table-cell>
          <table:table-cell office:value-type="float" office:value="67413330">
            <text:p>67413330</text:p>
          </table:table-cell>
          <table:table-cell table:number-columns-repeated="5"/>
        </table:table-row>
        <table:table-row table:style-name="ro1">
          <table:table-cell office:value-type="float" office:value="67596438">
            <text:p>67596438</text:p>
          </table:table-cell>
          <table:table-cell office:value-type="float" office:value="67108155">
            <text:p>67108155</text:p>
          </table:table-cell>
          <table:table-cell table:number-columns-repeated="5"/>
        </table:table-row>
        <table:table-row table:style-name="ro1">
          <table:table-cell office:value-type="float" office:value="66223146">
            <text:p>66223146</text:p>
          </table:table-cell>
          <table:table-cell office:value-type="float" office:value="64147949">
            <text:p>64147949</text:p>
          </table:table-cell>
          <table:table-cell table:number-columns-repeated="5"/>
        </table:table-row>
        <table:table-row table:style-name="ro1">
          <table:table-cell office:value-type="float" office:value="63049319">
            <text:p>63049319</text:p>
          </table:table-cell>
          <table:table-cell office:value-type="float" office:value="64880372">
            <text:p>64880372</text:p>
          </table:table-cell>
          <table:table-cell table:number-columns-repeated="5"/>
        </table:table-row>
        <table:table-row table:style-name="ro1">
          <table:table-cell office:value-type="float" office:value="70465089">
            <text:p>70465089</text:p>
          </table:table-cell>
          <table:table-cell office:value-type="float" office:value="80902100">
            <text:p>80902100</text:p>
          </table:table-cell>
          <table:table-cell table:number-columns-repeated="5"/>
        </table:table-row>
        <table:table-row table:style-name="ro1">
          <table:table-cell office:value-type="float" office:value="81573486">
            <text:p>81573486</text:p>
          </table:table-cell>
          <table:table-cell office:value-type="float" office:value="71044922">
            <text:p>71044922</text:p>
          </table:table-cell>
          <table:table-cell table:number-columns-repeated="5"/>
        </table:table-row>
        <table:table-row table:style-name="ro1">
          <table:table-cell office:value-type="float" office:value="62438965">
            <text:p>62438965</text:p>
          </table:table-cell>
          <table:table-cell office:value-type="float" office:value="64147950">
            <text:p>64147950</text:p>
          </table:table-cell>
          <table:table-cell table:number-columns-repeated="5"/>
        </table:table-row>
        <table:table-row table:style-name="ro1">
          <table:table-cell office:value-type="float" office:value="62194824">
            <text:p>62194824</text:p>
          </table:table-cell>
          <table:table-cell office:value-type="float" office:value="69427491">
            <text:p>69427491</text:p>
          </table:table-cell>
          <table:table-cell table:number-columns-repeated="5"/>
        </table:table-row>
        <table:table-row table:style-name="ro1">
          <table:table-cell office:value-type="float" office:value="62164305">
            <text:p>62164305</text:p>
          </table:table-cell>
          <table:table-cell office:value-type="float" office:value="70129397">
            <text:p>70129397</text:p>
          </table:table-cell>
          <table:table-cell table:number-columns-repeated="5"/>
        </table:table-row>
        <table:table-row table:style-name="ro1">
          <table:table-cell office:value-type="float" office:value="66101074">
            <text:p>66101074</text:p>
          </table:table-cell>
          <table:table-cell office:value-type="float" office:value="70037843">
            <text:p>70037843</text:p>
          </table:table-cell>
          <table:table-cell table:number-columns-repeated="5"/>
        </table:table-row>
        <table:table-row table:style-name="ro1">
          <table:table-cell office:value-type="float" office:value="66650391">
            <text:p>66650391</text:p>
          </table:table-cell>
          <table:table-cell office:value-type="float" office:value="66314695">
            <text:p>66314695</text:p>
          </table:table-cell>
          <table:table-cell office:value-type="string">
            <text:p>`</text:p>
          </table:table-cell>
          <table:table-cell table:number-columns-repeated="4"/>
        </table:table-row>
        <table:table-row table:style-name="ro1">
          <table:table-cell office:value-type="float" office:value="65399170">
            <text:p>65399170</text:p>
          </table:table-cell>
          <table:table-cell office:value-type="float" office:value="70312502">
            <text:p>70312502</text:p>
          </table:table-cell>
          <table:table-cell table:number-columns-repeated="5"/>
        </table:table-row>
        <table:table-row table:style-name="ro1">
          <table:table-cell office:value-type="float" office:value="64453126">
            <text:p>64453126</text:p>
          </table:table-cell>
          <table:table-cell office:value-type="float" office:value="70007324">
            <text:p>70007324</text:p>
          </table:table-cell>
          <table:table-cell table:number-columns-repeated="5"/>
        </table:table-row>
        <table:table-row table:style-name="ro1">
          <table:table-cell office:value-type="float" office:value="63110352">
            <text:p>63110352</text:p>
          </table:table-cell>
          <table:table-cell office:value-type="float" office:value="70709230">
            <text:p>70709230</text:p>
          </table:table-cell>
          <table:table-cell table:number-columns-repeated="5"/>
        </table:table-row>
        <table:table-row table:style-name="ro1">
          <table:table-cell office:value-type="float" office:value="70678708">
            <text:p>70678708</text:p>
          </table:table-cell>
          <table:table-cell office:value-type="float" office:value="65612794">
            <text:p>65612794</text:p>
          </table:table-cell>
          <table:table-cell table:number-columns-repeated="5"/>
        </table:table-row>
        <table:table-row table:style-name="ro1">
          <table:table-cell office:value-type="float" office:value="63598634">
            <text:p>63598634</text:p>
          </table:table-cell>
          <table:table-cell office:value-type="float" office:value="67993162">
            <text:p>67993162</text:p>
          </table:table-cell>
          <table:table-cell table:number-columns-repeated="5"/>
        </table:table-row>
        <table:table-row table:style-name="ro1">
          <table:table-cell office:value-type="float" office:value="62896727">
            <text:p>62896727</text:p>
          </table:table-cell>
          <table:table-cell office:value-type="float" office:value="112579344">
            <text:p>112579344</text:p>
          </table:table-cell>
          <table:table-cell table:number-columns-repeated="5"/>
        </table:table-row>
        <table:table-row table:style-name="ro1">
          <table:table-cell office:value-type="float" office:value="62255857">
            <text:p>62255857</text:p>
          </table:table-cell>
          <table:table-cell office:value-type="float" office:value="71746825">
            <text:p>71746825</text:p>
          </table:table-cell>
          <table:table-cell table:number-columns-repeated="5"/>
        </table:table-row>
        <table:table-row table:style-name="ro1">
          <table:table-cell office:value-type="float" office:value="63262939">
            <text:p>63262939</text:p>
          </table:table-cell>
          <table:table-cell office:value-type="float" office:value="77362060">
            <text:p>77362060</text:p>
          </table:table-cell>
          <table:table-cell table:number-columns-repeated="5"/>
        </table:table-row>
        <table:table-row table:style-name="ro1">
          <table:table-cell office:value-type="float" office:value="63049314">
            <text:p>63049314</text:p>
          </table:table-cell>
          <table:table-cell office:value-type="float" office:value="73608399">
            <text:p>73608399</text:p>
          </table:table-cell>
          <table:table-cell table:number-columns-repeated="5"/>
        </table:table-row>
        <table:table-row table:style-name="ro1">
          <table:table-cell office:value-type="float" office:value="68267822">
            <text:p>68267822</text:p>
          </table:table-cell>
          <table:table-cell office:value-type="float" office:value="69458008">
            <text:p>69458008</text:p>
          </table:table-cell>
          <table:table-cell table:number-columns-repeated="5"/>
        </table:table-row>
        <table:table-row table:style-name="ro1">
          <table:table-cell office:value-type="float" office:value="69122316">
            <text:p>69122316</text:p>
          </table:table-cell>
          <table:table-cell office:value-type="float" office:value="64025880">
            <text:p>64025880</text:p>
          </table:table-cell>
          <table:table-cell table:number-columns-repeated="5"/>
        </table:table-row>
        <table:table-row table:style-name="ro1">
          <table:table-cell office:value-type="float" office:value="99273681">
            <text:p>99273681</text:p>
          </table:table-cell>
          <table:table-cell office:value-type="float" office:value="70190429">
            <text:p>70190429</text:p>
          </table:table-cell>
          <table:table-cell table:number-columns-repeated="5"/>
        </table:table-row>
        <table:table-row table:style-name="ro1">
          <table:table-cell office:value-type="float" office:value="70983887">
            <text:p>70983887</text:p>
          </table:table-cell>
          <table:table-cell office:value-type="float" office:value="69671631">
            <text:p>69671631</text:p>
          </table:table-cell>
          <table:table-cell table:number-columns-repeated="5"/>
        </table:table-row>
        <table:table-row table:style-name="ro1">
          <table:table-cell office:value-type="float" office:value="68267822">
            <text:p>68267822</text:p>
          </table:table-cell>
          <table:table-cell office:value-type="float" office:value="65612791">
            <text:p>65612791</text:p>
          </table:table-cell>
          <table:table-cell table:number-columns-repeated="5"/>
        </table:table-row>
        <table:table-row table:style-name="ro1">
          <table:table-cell office:value-type="float" office:value="88928225">
            <text:p>88928225</text:p>
          </table:table-cell>
          <table:table-cell office:value-type="float" office:value="73150634">
            <text:p>73150634</text:p>
          </table:table-cell>
          <table:table-cell table:number-columns-repeated="5"/>
        </table:table-row>
        <table:table-row table:style-name="ro1">
          <table:table-cell office:value-type="float" office:value="70373534">
            <text:p>70373534</text:p>
          </table:table-cell>
          <table:table-cell office:value-type="float" office:value="130249024">
            <text:p>130249024</text:p>
          </table:table-cell>
          <table:table-cell table:number-columns-repeated="5"/>
        </table:table-row>
        <table:table-row table:style-name="ro1">
          <table:table-cell office:value-type="float" office:value="62744140">
            <text:p>62744140</text:p>
          </table:table-cell>
          <table:table-cell office:value-type="float" office:value="64422608">
            <text:p>64422608</text:p>
          </table:table-cell>
          <table:table-cell table:number-columns-repeated="5"/>
        </table:table-row>
        <table:table-row table:style-name="ro1">
          <table:table-cell office:value-type="float" office:value="63354491">
            <text:p>63354491</text:p>
          </table:table-cell>
          <table:table-cell office:value-type="float" office:value="106872560">
            <text:p>106872560</text:p>
          </table:table-cell>
          <table:table-cell table:number-columns-repeated="5"/>
        </table:table-row>
        <table:table-row table:style-name="ro1">
          <table:table-cell office:value-type="float" office:value="70556641">
            <text:p>70556641</text:p>
          </table:table-cell>
          <table:table-cell office:value-type="float" office:value="64971923">
            <text:p>64971923</text:p>
          </table:table-cell>
          <table:table-cell table:number-columns-repeated="5"/>
        </table:table-row>
        <table:table-row table:style-name="ro1">
          <table:table-cell office:value-type="float" office:value="62133788">
            <text:p>62133788</text:p>
          </table:table-cell>
          <table:table-cell office:value-type="float" office:value="64910887">
            <text:p>64910887</text:p>
          </table:table-cell>
          <table:table-cell table:number-columns-repeated="5"/>
        </table:table-row>
        <table:table-row table:style-name="ro1">
          <table:table-cell office:value-type="float" office:value="74218750">
            <text:p>74218750</text:p>
          </table:table-cell>
          <table:table-cell office:value-type="float" office:value="71350098">
            <text:p>71350098</text:p>
          </table:table-cell>
          <table:table-cell table:number-columns-repeated="5"/>
        </table:table-row>
        <table:table-row table:style-name="ro1">
          <table:table-cell office:value-type="float" office:value="68115234">
            <text:p>68115234</text:p>
          </table:table-cell>
          <table:table-cell office:value-type="float" office:value="64331054">
            <text:p>64331054</text:p>
          </table:table-cell>
          <table:table-cell table:number-columns-repeated="5"/>
        </table:table-row>
        <table:table-row table:style-name="ro1">
          <table:table-cell office:value-type="float" office:value="63415526">
            <text:p>63415526</text:p>
          </table:table-cell>
          <table:table-cell office:value-type="float" office:value="65643308">
            <text:p>65643308</text:p>
          </table:table-cell>
          <table:table-cell table:number-columns-repeated="5"/>
        </table:table-row>
        <table:table-row table:style-name="ro1">
          <table:table-cell office:value-type="float" office:value="69061280">
            <text:p>69061280</text:p>
          </table:table-cell>
          <table:table-cell office:value-type="float" office:value="65429686">
            <text:p>65429686</text:p>
          </table:table-cell>
          <table:table-cell table:number-columns-repeated="5"/>
        </table:table-row>
        <table:table-row table:style-name="ro1">
          <table:table-cell office:value-type="float" office:value="64086913">
            <text:p>64086913</text:p>
          </table:table-cell>
          <table:table-cell office:value-type="float" office:value="69549560">
            <text:p>69549560</text:p>
          </table:table-cell>
          <table:table-cell table:number-columns-repeated="5"/>
        </table:table-row>
        <table:table-row table:style-name="ro1">
          <table:table-cell office:value-type="float" office:value="67230227">
            <text:p>67230227</text:p>
          </table:table-cell>
          <table:table-cell office:value-type="float" office:value="69610596">
            <text:p>69610596</text:p>
          </table:table-cell>
          <table:table-cell table:number-columns-repeated="5"/>
        </table:table-row>
        <table:table-row table:style-name="ro1">
          <table:table-cell office:value-type="float" office:value="70159913">
            <text:p>70159913</text:p>
          </table:table-cell>
          <table:table-cell office:value-type="float" office:value="71350097">
            <text:p>71350097</text:p>
          </table:table-cell>
          <table:table-cell table:number-columns-repeated="5"/>
        </table:table-row>
        <table:table-row table:style-name="ro1">
          <table:table-cell office:value-type="float" office:value="66650392">
            <text:p>66650392</text:p>
          </table:table-cell>
          <table:table-cell office:value-type="float" office:value="71502686">
            <text:p>71502686</text:p>
          </table:table-cell>
          <table:table-cell table:number-columns-repeated="5"/>
        </table:table-row>
        <table:table-row table:style-name="ro1">
          <table:table-cell office:value-type="float" office:value="67230222">
            <text:p>67230222</text:p>
          </table:table-cell>
          <table:table-cell office:value-type="float" office:value="70678711">
            <text:p>70678711</text:p>
          </table:table-cell>
          <table:table-cell table:number-columns-repeated="5"/>
        </table:table-row>
        <table:table-row table:style-name="ro1">
          <table:table-cell office:value-type="float" office:value="62591552">
            <text:p>62591552</text:p>
          </table:table-cell>
          <table:table-cell office:value-type="float" office:value="92834472">
            <text:p>92834472</text:p>
          </table:table-cell>
          <table:table-cell table:number-columns-repeated="5"/>
        </table:table-row>
        <table:table-row table:style-name="ro1">
          <table:table-cell office:value-type="float" office:value="66772460">
            <text:p>66772460</text:p>
          </table:table-cell>
          <table:table-cell office:value-type="float" office:value="64880372">
            <text:p>64880372</text:p>
          </table:table-cell>
          <table:table-cell table:number-columns-repeated="5"/>
        </table:table-row>
        <table:table-row table:style-name="ro1">
          <table:table-cell office:value-type="float" office:value="62194824">
            <text:p>62194824</text:p>
          </table:table-cell>
          <table:table-cell office:value-type="float" office:value="75988770">
            <text:p>75988770</text:p>
          </table:table-cell>
          <table:table-cell table:number-columns-repeated="5"/>
        </table:table-row>
        <table:table-row table:style-name="ro1">
          <table:table-cell office:value-type="float" office:value="67382812">
            <text:p>67382812</text:p>
          </table:table-cell>
          <table:table-cell office:value-type="float" office:value="68847656">
            <text:p>68847656</text:p>
          </table:table-cell>
          <table:table-cell table:number-columns-repeated="5"/>
        </table:table-row>
        <table:table-row table:style-name="ro1">
          <table:table-cell office:value-type="float" office:value="62347411">
            <text:p>62347411</text:p>
          </table:table-cell>
          <table:table-cell office:value-type="float" office:value="64117434">
            <text:p>64117434</text:p>
          </table:table-cell>
          <table:table-cell table:number-columns-repeated="5"/>
        </table:table-row>
        <table:table-row table:style-name="ro1">
          <table:table-cell office:value-type="float" office:value="63232424">
            <text:p>63232424</text:p>
          </table:table-cell>
          <table:table-cell office:value-type="float" office:value="65704346">
            <text:p>65704346</text:p>
          </table:table-cell>
          <table:table-cell table:number-columns-repeated="5"/>
        </table:table-row>
        <table:table-row table:style-name="ro1">
          <table:table-cell office:value-type="float" office:value="105346680">
            <text:p>105346680</text:p>
          </table:table-cell>
          <table:table-cell office:value-type="float" office:value="136413574">
            <text:p>136413574</text:p>
          </table:table-cell>
          <table:table-cell table:number-columns-repeated="5"/>
        </table:table-row>
        <table:table-row table:style-name="ro1">
          <table:table-cell office:value-type="float" office:value="66925048">
            <text:p>66925048</text:p>
          </table:table-cell>
          <table:table-cell office:value-type="float" office:value="65521241">
            <text:p>65521241</text:p>
          </table:table-cell>
          <table:table-cell table:number-columns-repeated="5"/>
        </table:table-row>
        <table:table-row table:style-name="ro1">
          <table:table-cell office:value-type="float" office:value="64636230">
            <text:p>64636230</text:p>
          </table:table-cell>
          <table:table-cell office:value-type="float" office:value="65460206">
            <text:p>65460206</text:p>
          </table:table-cell>
          <table:table-cell table:number-columns-repeated="5"/>
        </table:table-row>
        <table:table-row table:style-name="ro1">
          <table:table-cell office:value-type="float" office:value="70220947">
            <text:p>70220947</text:p>
          </table:table-cell>
          <table:table-cell office:value-type="float" office:value="69732666">
            <text:p>69732666</text:p>
          </table:table-cell>
          <table:table-cell table:number-columns-repeated="5"/>
        </table:table-row>
        <table:table-row table:style-name="ro1">
          <table:table-cell office:value-type="float" office:value="71044923">
            <text:p>71044923</text:p>
          </table:table-cell>
          <table:table-cell office:value-type="float" office:value="65124514">
            <text:p>65124514</text:p>
          </table:table-cell>
          <table:table-cell table:number-columns-repeated="5"/>
        </table:table-row>
        <table:table-row table:style-name="ro1">
          <table:table-cell office:value-type="float" office:value="69305420">
            <text:p>69305420</text:p>
          </table:table-cell>
          <table:table-cell office:value-type="float" office:value="64117429">
            <text:p>64117429</text:p>
          </table:table-cell>
          <table:table-cell table:number-columns-repeated="5"/>
        </table:table-row>
        <table:table-row table:style-name="ro1">
          <table:table-cell office:value-type="float" office:value="66772462">
            <text:p>66772462</text:p>
          </table:table-cell>
          <table:table-cell office:value-type="float" office:value="95672608">
            <text:p>95672608</text:p>
          </table:table-cell>
          <table:table-cell table:number-columns-repeated="5"/>
        </table:table-row>
        <table:table-row table:style-name="ro1">
          <table:table-cell office:value-type="float" office:value="63903809">
            <text:p>63903809</text:p>
          </table:table-cell>
          <table:table-cell office:value-type="float" office:value="71044923">
            <text:p>71044923</text:p>
          </table:table-cell>
          <table:table-cell table:number-columns-repeated="5"/>
        </table:table-row>
        <table:table-row table:style-name="ro1">
          <table:table-cell office:value-type="float" office:value="62744142">
            <text:p>62744142</text:p>
          </table:table-cell>
          <table:table-cell office:value-type="float" office:value="65917967">
            <text:p>65917967</text:p>
          </table:table-cell>
          <table:table-cell table:number-columns-repeated="5"/>
        </table:table-row>
        <table:table-row table:style-name="ro1">
          <table:table-cell office:value-type="float" office:value="68389890">
            <text:p>68389890</text:p>
          </table:table-cell>
          <table:table-cell office:value-type="float" office:value="69091797">
            <text:p>69091797</text:p>
          </table:table-cell>
          <table:table-cell table:number-columns-repeated="5"/>
        </table:table-row>
        <table:table-row table:style-name="ro1">
          <table:table-cell office:value-type="float" office:value="70800779">
            <text:p>70800779</text:p>
          </table:table-cell>
          <table:table-cell office:value-type="float" office:value="68725586">
            <text:p>68725586</text:p>
          </table:table-cell>
          <table:table-cell table:number-columns-repeated="5"/>
        </table:table-row>
        <table:table-row table:style-name="ro1">
          <table:table-cell office:value-type="float" office:value="63079832">
            <text:p>63079832</text:p>
          </table:table-cell>
          <table:table-cell office:value-type="float" office:value="68847656">
            <text:p>68847656</text:p>
          </table:table-cell>
          <table:table-cell table:number-columns-repeated="5"/>
        </table:table-row>
        <table:table-row table:style-name="ro3" table:number-rows-repeated="1048474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Execution" table:style-name="ta1">
        <table:table-column table:style-name="co1" table:number-columns-repeated="7" table:default-cell-style-name="Default"/>
        <table:table-row table:style-name="ro1">
          <table:table-cell table:style-name="ce1" office:value-type="string">
            <text:p>Original</text:p>
          </table:table-cell>
          <table:table-cell table:style-name="ce1" office:value-type="string">
            <text:p>Instrumented</text:p>
          </table:table-cell>
          <table:table-cell table:style-name="ce1"/>
          <table:table-cell table:number-columns-repeated="4"/>
        </table:table-row>
        <table:table-row table:style-name="ro2">
          <table:table-cell office:value-type="float" office:value="362579345">
            <text:p>362579345</text:p>
          </table:table-cell>
          <table:table-cell office:value-type="float" office:value="798431394">
            <text:p>798431394</text:p>
          </table:table-cell>
          <table:table-cell/>
          <table:table-cell office:value-type="string">
            <text:p>Orig mean</text:p>
          </table:table-cell>
          <table:table-cell office:value-type="string">
            <text:p>Instr mean</text:p>
          </table:table-cell>
          <table:table-cell office:value-type="string">
            <text:p>Diff</text:p>
          </table:table-cell>
          <table:table-cell office:value-type="string">
            <text:p>Diff perc</text:p>
          </table:table-cell>
        </table:table-row>
        <table:table-row table:style-name="ro1">
          <table:table-cell office:value-type="float" office:value="350189210">
            <text:p>350189210</text:p>
          </table:table-cell>
          <table:table-cell office:value-type="float" office:value="830505368">
            <text:p>830505368</text:p>
          </table:table-cell>
          <table:table-cell/>
          <table:table-cell table:formula="of:=AVERAGE([.A2:.A101])" office:value-type="float" office:value="342824402.1">
            <text:p>342824402.1</text:p>
          </table:table-cell>
          <table:table-cell table:formula="of:=AVERAGE([.B2:.B101])" office:value-type="float" office:value="749045105.27">
            <text:p>749045105.27</text:p>
          </table:table-cell>
          <table:table-cell table:formula="of:=[.E3]-[.D3]" office:value-type="float" office:value="406220703.17">
            <text:p>406220703.17</text:p>
          </table:table-cell>
          <table:table-cell table:style-name="ce1" table:formula="of:=[.F3]/[.D3]*100" office:value-type="float" office:value="118.492353718598">
            <text:p>118.4923537186</text:p>
          </table:table-cell>
        </table:table-row>
        <table:table-row table:style-name="ro3">
          <table:table-cell office:value-type="float" office:value="427917480">
            <text:p>427917480</text:p>
          </table:table-cell>
          <table:table-cell office:value-type="float" office:value="692352295">
            <text:p>692352295</text:p>
          </table:table-cell>
          <table:table-cell/>
          <table:table-cell table:formula="of:=STDEV([.A2:.A101])" office:value-type="float" office:value="41463303.1744547">
            <text:p>41463303.1744547</text:p>
          </table:table-cell>
          <table:table-cell table:formula="of:=STDEV([.B2:.B101])" office:value-type="float" office:value="69289435.9962965">
            <text:p>69289435.9962965</text:p>
          </table:table-cell>
          <table:table-cell table:number-columns-repeated="2"/>
        </table:table-row>
        <table:table-row table:style-name="ro1">
          <table:table-cell office:value-type="float" office:value="345214844">
            <text:p>345214844</text:p>
          </table:table-cell>
          <table:table-cell office:value-type="float" office:value="737640383">
            <text:p>737640383</text:p>
          </table:table-cell>
          <table:table-cell/>
          <table:table-cell office:value-type="string">
            <text:p>342.8ms</text:p>
          </table:table-cell>
          <table:table-cell office:value-type="string">
            <text:p>749.0ms</text:p>
          </table:table-cell>
          <table:table-cell office:value-type="string">
            <text:p>406.2ms</text:p>
          </table:table-cell>
          <table:table-cell table:style-name="ce2" table:formula="of:=406.2/342.8" office:value-type="percentage" office:value="1.18494749124854">
            <text:p>118.49%</text:p>
          </table:table-cell>
        </table:table-row>
        <table:table-row table:style-name="ro1">
          <table:table-cell office:value-type="float" office:value="420318605">
            <text:p>420318605</text:p>
          </table:table-cell>
          <table:table-cell office:value-type="float" office:value="769775393">
            <text:p>769775393</text:p>
          </table:table-cell>
          <table:table-cell/>
          <table:table-cell office:value-type="string">
            <text:p>41.5ms</text:p>
          </table:table-cell>
          <table:table-cell office:value-type="string">
            <text:p>69.2ms</text:p>
          </table:table-cell>
          <table:table-cell table:number-columns-repeated="2"/>
        </table:table-row>
        <table:table-row table:style-name="ro1">
          <table:table-cell office:value-type="float" office:value="347076417">
            <text:p>347076417</text:p>
          </table:table-cell>
          <table:table-cell office:value-type="float" office:value="656372072">
            <text:p>656372072</text:p>
          </table:table-cell>
          <table:table-cell table:number-columns-repeated="5"/>
        </table:table-row>
        <table:table-row table:style-name="ro1">
          <table:table-cell office:value-type="float" office:value="277221681">
            <text:p>277221681</text:p>
          </table:table-cell>
          <table:table-cell office:value-type="float" office:value="726531982">
            <text:p>726531982</text:p>
          </table:table-cell>
          <table:table-cell table:number-columns-repeated="5"/>
        </table:table-row>
        <table:table-row table:style-name="ro1">
          <table:table-cell office:value-type="float" office:value="352081300">
            <text:p>352081300</text:p>
          </table:table-cell>
          <table:table-cell office:value-type="float" office:value="733215334">
            <text:p>733215334</text:p>
          </table:table-cell>
          <table:table-cell table:number-columns-repeated="5"/>
        </table:table-row>
        <table:table-row table:style-name="ro1">
          <table:table-cell office:value-type="float" office:value="359283449">
            <text:p>359283449</text:p>
          </table:table-cell>
          <table:table-cell office:value-type="float" office:value="822723390">
            <text:p>822723390</text:p>
          </table:table-cell>
          <table:table-cell table:number-columns-repeated="5"/>
        </table:table-row>
        <table:table-row table:style-name="ro1">
          <table:table-cell office:value-type="float" office:value="287750245">
            <text:p>287750245</text:p>
          </table:table-cell>
          <table:table-cell office:value-type="float" office:value="798583983">
            <text:p>798583983</text:p>
          </table:table-cell>
          <table:table-cell table:number-columns-repeated="5"/>
        </table:table-row>
        <table:table-row table:style-name="ro1">
          <table:table-cell office:value-type="float" office:value="352996825">
            <text:p>352996825</text:p>
          </table:table-cell>
          <table:table-cell office:value-type="float" office:value="914001464">
            <text:p>914001464</text:p>
          </table:table-cell>
          <table:table-cell table:number-columns-repeated="5"/>
        </table:table-row>
        <table:table-row table:style-name="ro1">
          <table:table-cell office:value-type="float" office:value="361663818">
            <text:p>361663818</text:p>
          </table:table-cell>
          <table:table-cell office:value-type="float" office:value="768005372">
            <text:p>768005372</text:p>
          </table:table-cell>
          <table:table-cell table:number-columns-repeated="5"/>
        </table:table-row>
        <table:table-row table:style-name="ro1">
          <table:table-cell office:value-type="float" office:value="261169434">
            <text:p>261169434</text:p>
          </table:table-cell>
          <table:table-cell office:value-type="float" office:value="753784181">
            <text:p>753784181</text:p>
          </table:table-cell>
          <table:table-cell table:number-columns-repeated="5"/>
        </table:table-row>
        <table:table-row table:style-name="ro1">
          <table:table-cell office:value-type="float" office:value="428009033">
            <text:p>428009033</text:p>
          </table:table-cell>
          <table:table-cell office:value-type="float" office:value="824371338">
            <text:p>824371338</text:p>
          </table:table-cell>
          <table:table-cell table:number-columns-repeated="5"/>
        </table:table-row>
        <table:table-row table:style-name="ro1">
          <table:table-cell office:value-type="float" office:value="334747316">
            <text:p>334747316</text:p>
          </table:table-cell>
          <table:table-cell office:value-type="float" office:value="786437988">
            <text:p>786437988</text:p>
          </table:table-cell>
          <table:table-cell table:number-columns-repeated="5"/>
        </table:table-row>
        <table:table-row table:style-name="ro1">
          <table:table-cell office:value-type="float" office:value="277282716">
            <text:p>277282716</text:p>
          </table:table-cell>
          <table:table-cell office:value-type="float" office:value="900146483">
            <text:p>900146483</text:p>
          </table:table-cell>
          <table:table-cell table:number-columns-repeated="5"/>
        </table:table-row>
        <table:table-row table:style-name="ro1">
          <table:table-cell office:value-type="float" office:value="406463626">
            <text:p>406463626</text:p>
          </table:table-cell>
          <table:table-cell office:value-type="float" office:value="767425538">
            <text:p>767425538</text:p>
          </table:table-cell>
          <table:table-cell table:number-columns-repeated="5"/>
        </table:table-row>
        <table:table-row table:style-name="ro1">
          <table:table-cell office:value-type="float" office:value="322235105">
            <text:p>322235105</text:p>
          </table:table-cell>
          <table:table-cell office:value-type="float" office:value="790069580">
            <text:p>790069580</text:p>
          </table:table-cell>
          <table:table-cell table:number-columns-repeated="5"/>
        </table:table-row>
        <table:table-row table:style-name="ro1">
          <table:table-cell office:value-type="float" office:value="332153320">
            <text:p>332153320</text:p>
          </table:table-cell>
          <table:table-cell office:value-type="float" office:value="701538087">
            <text:p>701538087</text:p>
          </table:table-cell>
          <table:table-cell table:number-columns-repeated="5"/>
        </table:table-row>
        <table:table-row table:style-name="ro1">
          <table:table-cell office:value-type="float" office:value="350372313">
            <text:p>350372313</text:p>
          </table:table-cell>
          <table:table-cell office:value-type="float" office:value="811981201">
            <text:p>811981201</text:p>
          </table:table-cell>
          <table:table-cell table:number-columns-repeated="5"/>
        </table:table-row>
        <table:table-row table:style-name="ro1">
          <table:table-cell office:value-type="float" office:value="344085694">
            <text:p>344085694</text:p>
          </table:table-cell>
          <table:table-cell office:value-type="float" office:value="725158692">
            <text:p>725158692</text:p>
          </table:table-cell>
          <table:table-cell table:number-columns-repeated="5"/>
        </table:table-row>
        <table:table-row table:style-name="ro1">
          <table:table-cell office:value-type="float" office:value="333923340">
            <text:p>333923340</text:p>
          </table:table-cell>
          <table:table-cell office:value-type="float" office:value="906860354">
            <text:p>906860354</text:p>
          </table:table-cell>
          <table:table-cell table:number-columns-repeated="5"/>
        </table:table-row>
        <table:table-row table:style-name="ro1">
          <table:table-cell office:value-type="float" office:value="346527101">
            <text:p>346527101</text:p>
          </table:table-cell>
          <table:table-cell office:value-type="float" office:value="669219970">
            <text:p>669219970</text:p>
          </table:table-cell>
          <table:table-cell table:number-columns-repeated="5"/>
        </table:table-row>
        <table:table-row table:style-name="ro1">
          <table:table-cell office:value-type="float" office:value="517181397">
            <text:p>517181397</text:p>
          </table:table-cell>
          <table:table-cell office:value-type="float" office:value="684570314">
            <text:p>684570314</text:p>
          </table:table-cell>
          <table:table-cell table:number-columns-repeated="5"/>
        </table:table-row>
        <table:table-row table:style-name="ro1">
          <table:table-cell office:value-type="float" office:value="342559816">
            <text:p>342559816</text:p>
          </table:table-cell>
          <table:table-cell office:value-type="float" office:value="690734862">
            <text:p>690734862</text:p>
          </table:table-cell>
          <table:table-cell table:number-columns-repeated="5"/>
        </table:table-row>
        <table:table-row table:style-name="ro1">
          <table:table-cell office:value-type="float" office:value="325775147">
            <text:p>325775147</text:p>
          </table:table-cell>
          <table:table-cell office:value-type="float" office:value="672882081">
            <text:p>672882081</text:p>
          </table:table-cell>
          <table:table-cell table:number-columns-repeated="5"/>
        </table:table-row>
        <table:table-row table:style-name="ro1">
          <table:table-cell office:value-type="float" office:value="349395752">
            <text:p>349395752</text:p>
          </table:table-cell>
          <table:table-cell office:value-type="float" office:value="665252687">
            <text:p>665252687</text:p>
          </table:table-cell>
          <table:table-cell table:number-columns-repeated="5"/>
        </table:table-row>
        <table:table-row table:style-name="ro1">
          <table:table-cell office:value-type="float" office:value="335113525">
            <text:p>335113525</text:p>
          </table:table-cell>
          <table:table-cell office:value-type="float" office:value="678161623">
            <text:p>678161623</text:p>
          </table:table-cell>
          <table:table-cell table:number-columns-repeated="5"/>
        </table:table-row>
        <table:table-row table:style-name="ro1">
          <table:table-cell office:value-type="float" office:value="344390869">
            <text:p>344390869</text:p>
          </table:table-cell>
          <table:table-cell office:value-type="float" office:value="674499512">
            <text:p>674499512</text:p>
          </table:table-cell>
          <table:table-cell table:number-columns-repeated="5"/>
        </table:table-row>
        <table:table-row table:style-name="ro1">
          <table:table-cell office:value-type="float" office:value="339904786">
            <text:p>339904786</text:p>
          </table:table-cell>
          <table:table-cell office:value-type="float" office:value="777191163">
            <text:p>777191163</text:p>
          </table:table-cell>
          <table:table-cell table:number-columns-repeated="5"/>
        </table:table-row>
        <table:table-row table:style-name="ro1">
          <table:table-cell office:value-type="float" office:value="352203369">
            <text:p>352203369</text:p>
          </table:table-cell>
          <table:table-cell office:value-type="float" office:value="737670897">
            <text:p>737670897</text:p>
          </table:table-cell>
          <table:table-cell table:number-columns-repeated="5"/>
        </table:table-row>
        <table:table-row table:style-name="ro1">
          <table:table-cell office:value-type="float" office:value="330169677">
            <text:p>330169677</text:p>
          </table:table-cell>
          <table:table-cell office:value-type="float" office:value="755798340">
            <text:p>755798340</text:p>
          </table:table-cell>
          <table:table-cell table:number-columns-repeated="5"/>
        </table:table-row>
        <table:table-row table:style-name="ro1">
          <table:table-cell office:value-type="float" office:value="342071535">
            <text:p>342071535</text:p>
          </table:table-cell>
          <table:table-cell office:value-type="float" office:value="762298584">
            <text:p>762298584</text:p>
          </table:table-cell>
          <table:table-cell table:number-columns-repeated="5"/>
        </table:table-row>
        <table:table-row table:style-name="ro1">
          <table:table-cell office:value-type="float" office:value="340209960">
            <text:p>340209960</text:p>
          </table:table-cell>
          <table:table-cell office:value-type="float" office:value="788116454">
            <text:p>788116454</text:p>
          </table:table-cell>
          <table:table-cell table:number-columns-repeated="5"/>
        </table:table-row>
        <table:table-row table:style-name="ro1">
          <table:table-cell office:value-type="float" office:value="402557373">
            <text:p>402557373</text:p>
          </table:table-cell>
          <table:table-cell office:value-type="float" office:value="680908204">
            <text:p>680908204</text:p>
          </table:table-cell>
          <table:table-cell table:number-columns-repeated="5"/>
        </table:table-row>
        <table:table-row table:style-name="ro1">
          <table:table-cell office:value-type="float" office:value="306762695">
            <text:p>306762695</text:p>
          </table:table-cell>
          <table:table-cell office:value-type="float" office:value="673767093">
            <text:p>673767093</text:p>
          </table:table-cell>
          <table:table-cell table:number-columns-repeated="5"/>
        </table:table-row>
        <table:table-row table:style-name="ro1">
          <table:table-cell office:value-type="float" office:value="348754884">
            <text:p>348754884</text:p>
          </table:table-cell>
          <table:table-cell office:value-type="float" office:value="754211427">
            <text:p>754211427</text:p>
          </table:table-cell>
          <table:table-cell table:number-columns-repeated="5"/>
        </table:table-row>
        <table:table-row table:style-name="ro1">
          <table:table-cell office:value-type="float" office:value="434112548">
            <text:p>434112548</text:p>
          </table:table-cell>
          <table:table-cell office:value-type="float" office:value="783691408">
            <text:p>783691408</text:p>
          </table:table-cell>
          <table:table-cell table:number-columns-repeated="5"/>
        </table:table-row>
        <table:table-row table:style-name="ro1">
          <table:table-cell office:value-type="float" office:value="339233399">
            <text:p>339233399</text:p>
          </table:table-cell>
          <table:table-cell office:value-type="float" office:value="673828125">
            <text:p>673828125</text:p>
          </table:table-cell>
          <table:table-cell table:number-columns-repeated="5"/>
        </table:table-row>
        <table:table-row table:style-name="ro1">
          <table:table-cell office:value-type="float" office:value="358123779">
            <text:p>358123779</text:p>
          </table:table-cell>
          <table:table-cell office:value-type="float" office:value="703216551">
            <text:p>703216551</text:p>
          </table:table-cell>
          <table:table-cell table:number-columns-repeated="5"/>
        </table:table-row>
        <table:table-row table:style-name="ro1">
          <table:table-cell office:value-type="float" office:value="358062743">
            <text:p>358062743</text:p>
          </table:table-cell>
          <table:table-cell office:value-type="float" office:value="690307619">
            <text:p>690307619</text:p>
          </table:table-cell>
          <table:table-cell table:number-columns-repeated="5"/>
        </table:table-row>
        <table:table-row table:style-name="ro1">
          <table:table-cell office:value-type="float" office:value="335205078">
            <text:p>335205078</text:p>
          </table:table-cell>
          <table:table-cell office:value-type="float" office:value="717315674">
            <text:p>717315674</text:p>
          </table:table-cell>
          <table:table-cell table:number-columns-repeated="5"/>
        </table:table-row>
        <table:table-row table:style-name="ro1">
          <table:table-cell office:value-type="float" office:value="258758546">
            <text:p>258758546</text:p>
          </table:table-cell>
          <table:table-cell office:value-type="float" office:value="773376466">
            <text:p>773376466</text:p>
          </table:table-cell>
          <table:table-cell table:number-columns-repeated="5"/>
        </table:table-row>
        <table:table-row table:style-name="ro1">
          <table:table-cell office:value-type="float" office:value="347015381">
            <text:p>347015381</text:p>
          </table:table-cell>
          <table:table-cell office:value-type="float" office:value="777801515">
            <text:p>777801515</text:p>
          </table:table-cell>
          <table:table-cell table:number-columns-repeated="5"/>
        </table:table-row>
        <table:table-row table:style-name="ro1">
          <table:table-cell office:value-type="float" office:value="342376709">
            <text:p>342376709</text:p>
          </table:table-cell>
          <table:table-cell office:value-type="float" office:value="827026369">
            <text:p>827026369</text:p>
          </table:table-cell>
          <table:table-cell table:number-columns-repeated="5"/>
        </table:table-row>
        <table:table-row table:style-name="ro1">
          <table:table-cell office:value-type="float" office:value="361114502">
            <text:p>361114502</text:p>
          </table:table-cell>
          <table:table-cell office:value-type="float" office:value="715179444">
            <text:p>715179444</text:p>
          </table:table-cell>
          <table:table-cell table:number-columns-repeated="5"/>
        </table:table-row>
        <table:table-row table:style-name="ro1">
          <table:table-cell office:value-type="float" office:value="342010496">
            <text:p>342010496</text:p>
          </table:table-cell>
          <table:table-cell office:value-type="float" office:value="681243895">
            <text:p>681243895</text:p>
          </table:table-cell>
          <table:table-cell table:number-columns-repeated="5"/>
        </table:table-row>
        <table:table-row table:style-name="ro1">
          <table:table-cell office:value-type="float" office:value="335723875">
            <text:p>335723875</text:p>
          </table:table-cell>
          <table:table-cell office:value-type="float" office:value="718902588">
            <text:p>718902588</text:p>
          </table:table-cell>
          <table:table-cell table:number-columns-repeated="5"/>
        </table:table-row>
        <table:table-row table:style-name="ro1">
          <table:table-cell office:value-type="float" office:value="353088379">
            <text:p>353088379</text:p>
          </table:table-cell>
          <table:table-cell office:value-type="float" office:value="845642090">
            <text:p>845642090</text:p>
          </table:table-cell>
          <table:table-cell table:number-columns-repeated="5"/>
        </table:table-row>
        <table:table-row table:style-name="ro1">
          <table:table-cell office:value-type="float" office:value="349700927">
            <text:p>349700927</text:p>
          </table:table-cell>
          <table:table-cell office:value-type="float" office:value="728088378">
            <text:p>728088378</text:p>
          </table:table-cell>
          <table:table-cell table:number-columns-repeated="5"/>
        </table:table-row>
        <table:table-row table:style-name="ro1">
          <table:table-cell office:value-type="float" office:value="352813722">
            <text:p>352813722</text:p>
          </table:table-cell>
          <table:table-cell office:value-type="float" office:value="638824461">
            <text:p>638824461</text:p>
          </table:table-cell>
          <table:table-cell table:number-columns-repeated="5"/>
        </table:table-row>
        <table:table-row table:style-name="ro1">
          <table:table-cell office:value-type="float" office:value="351715088">
            <text:p>351715088</text:p>
          </table:table-cell>
          <table:table-cell office:value-type="float" office:value="747985840">
            <text:p>747985840</text:p>
          </table:table-cell>
          <table:table-cell table:number-columns-repeated="5"/>
        </table:table-row>
        <table:table-row table:style-name="ro1">
          <table:table-cell office:value-type="float" office:value="289245604">
            <text:p>289245604</text:p>
          </table:table-cell>
          <table:table-cell office:value-type="float" office:value="712097169">
            <text:p>712097169</text:p>
          </table:table-cell>
          <table:table-cell table:number-columns-repeated="5"/>
        </table:table-row>
        <table:table-row table:style-name="ro1">
          <table:table-cell office:value-type="float" office:value="324127197">
            <text:p>324127197</text:p>
          </table:table-cell>
          <table:table-cell office:value-type="float" office:value="819671629">
            <text:p>819671629</text:p>
          </table:table-cell>
          <table:table-cell table:number-columns-repeated="5"/>
        </table:table-row>
        <table:table-row table:style-name="ro1">
          <table:table-cell office:value-type="float" office:value="366210937">
            <text:p>366210937</text:p>
          </table:table-cell>
          <table:table-cell office:value-type="float" office:value="699310305">
            <text:p>699310305</text:p>
          </table:table-cell>
          <table:table-cell table:number-columns-repeated="5"/>
        </table:table-row>
        <table:table-row table:style-name="ro1">
          <table:table-cell office:value-type="float" office:value="384033204">
            <text:p>384033204</text:p>
          </table:table-cell>
          <table:table-cell office:value-type="float" office:value="667663572">
            <text:p>667663572</text:p>
          </table:table-cell>
          <table:table-cell table:number-columns-repeated="5"/>
        </table:table-row>
        <table:table-row table:style-name="ro1">
          <table:table-cell office:value-type="float" office:value="322967531">
            <text:p>322967531</text:p>
          </table:table-cell>
          <table:table-cell office:value-type="float" office:value="747833250">
            <text:p>747833250</text:p>
          </table:table-cell>
          <table:table-cell table:number-columns-repeated="5"/>
        </table:table-row>
        <table:table-row table:style-name="ro1">
          <table:table-cell office:value-type="float" office:value="338409424">
            <text:p>338409424</text:p>
          </table:table-cell>
          <table:table-cell office:value-type="float" office:value="768218994">
            <text:p>768218994</text:p>
          </table:table-cell>
          <table:table-cell table:number-columns-repeated="5"/>
        </table:table-row>
        <table:table-row table:style-name="ro1">
          <table:table-cell office:value-type="float" office:value="344024660">
            <text:p>344024660</text:p>
          </table:table-cell>
          <table:table-cell office:value-type="float" office:value="773284912">
            <text:p>773284912</text:p>
          </table:table-cell>
          <table:table-cell table:number-columns-repeated="5"/>
        </table:table-row>
        <table:table-row table:style-name="ro1">
          <table:table-cell office:value-type="float" office:value="345886230">
            <text:p>345886230</text:p>
          </table:table-cell>
          <table:table-cell office:value-type="float" office:value="755798342">
            <text:p>755798342</text:p>
          </table:table-cell>
          <table:table-cell table:number-columns-repeated="5"/>
        </table:table-row>
        <table:table-row table:style-name="ro1">
          <table:table-cell office:value-type="float" office:value="296020509">
            <text:p>296020509</text:p>
          </table:table-cell>
          <table:table-cell office:value-type="float" office:value="736938476">
            <text:p>736938476</text:p>
          </table:table-cell>
          <table:table-cell table:number-columns-repeated="5"/>
        </table:table-row>
        <table:table-row table:style-name="ro1">
          <table:table-cell office:value-type="float" office:value="348815918">
            <text:p>348815918</text:p>
          </table:table-cell>
          <table:table-cell office:value-type="float" office:value="630523682">
            <text:p>630523682</text:p>
          </table:table-cell>
          <table:table-cell table:number-columns-repeated="5"/>
        </table:table-row>
        <table:table-row table:style-name="ro1">
          <table:table-cell office:value-type="float" office:value="335906981">
            <text:p>335906981</text:p>
          </table:table-cell>
          <table:table-cell office:value-type="float" office:value="810455323">
            <text:p>810455323</text:p>
          </table:table-cell>
          <table:table-cell table:number-columns-repeated="5"/>
        </table:table-row>
        <table:table-row table:style-name="ro1">
          <table:table-cell office:value-type="float" office:value="296325684">
            <text:p>296325684</text:p>
          </table:table-cell>
          <table:table-cell office:value-type="float" office:value="766571044">
            <text:p>766571044</text:p>
          </table:table-cell>
          <table:table-cell table:number-columns-repeated="5"/>
        </table:table-row>
        <table:table-row table:style-name="ro1">
          <table:table-cell office:value-type="float" office:value="343750000">
            <text:p>343750000</text:p>
          </table:table-cell>
          <table:table-cell office:value-type="float" office:value="718322754">
            <text:p>718322754</text:p>
          </table:table-cell>
          <table:table-cell table:number-columns-repeated="5"/>
        </table:table-row>
        <table:table-row table:style-name="ro1">
          <table:table-cell office:value-type="float" office:value="351593018">
            <text:p>351593018</text:p>
          </table:table-cell>
          <table:table-cell office:value-type="float" office:value="771453858">
            <text:p>771453858</text:p>
          </table:table-cell>
          <table:table-cell table:number-columns-repeated="5"/>
        </table:table-row>
        <table:table-row table:style-name="ro1">
          <table:table-cell office:value-type="float" office:value="288909914">
            <text:p>288909914</text:p>
          </table:table-cell>
          <table:table-cell office:value-type="float" office:value="616882325">
            <text:p>616882325</text:p>
          </table:table-cell>
          <table:table-cell table:number-columns-repeated="5"/>
        </table:table-row>
        <table:table-row table:style-name="ro1">
          <table:table-cell office:value-type="float" office:value="349304200">
            <text:p>349304200</text:p>
          </table:table-cell>
          <table:table-cell office:value-type="float" office:value="766815188">
            <text:p>766815188</text:p>
          </table:table-cell>
          <table:table-cell table:number-columns-repeated="5"/>
        </table:table-row>
        <table:table-row table:style-name="ro1">
          <table:table-cell office:value-type="float" office:value="341003420">
            <text:p>341003420</text:p>
          </table:table-cell>
          <table:table-cell office:value-type="float" office:value="765716550">
            <text:p>765716550</text:p>
          </table:table-cell>
          <table:table-cell table:number-columns-repeated="5"/>
        </table:table-row>
        <table:table-row table:style-name="ro1">
          <table:table-cell office:value-type="float" office:value="423706055">
            <text:p>423706055</text:p>
          </table:table-cell>
          <table:table-cell office:value-type="float" office:value="789794920">
            <text:p>789794920</text:p>
          </table:table-cell>
          <table:table-cell table:number-columns-repeated="5"/>
        </table:table-row>
        <table:table-row table:style-name="ro1">
          <table:table-cell office:value-type="float" office:value="334747315">
            <text:p>334747315</text:p>
          </table:table-cell>
          <table:table-cell office:value-type="float" office:value="1076354980">
            <text:p>1076354980</text:p>
          </table:table-cell>
          <table:table-cell table:number-columns-repeated="5"/>
        </table:table-row>
        <table:table-row table:style-name="ro1">
          <table:table-cell office:value-type="float" office:value="345886229">
            <text:p>345886229</text:p>
          </table:table-cell>
          <table:table-cell office:value-type="float" office:value="729339600">
            <text:p>729339600</text:p>
          </table:table-cell>
          <table:table-cell table:number-columns-repeated="5"/>
        </table:table-row>
        <table:table-row table:style-name="ro1">
          <table:table-cell office:value-type="float" office:value="429321290">
            <text:p>429321290</text:p>
          </table:table-cell>
          <table:table-cell office:value-type="float" office:value="780487063">
            <text:p>780487063</text:p>
          </table:table-cell>
          <table:table-cell table:number-columns-repeated="5"/>
        </table:table-row>
        <table:table-row table:style-name="ro1">
          <table:table-cell office:value-type="float" office:value="348480225">
            <text:p>348480225</text:p>
          </table:table-cell>
          <table:table-cell office:value-type="float" office:value="760833741">
            <text:p>760833741</text:p>
          </table:table-cell>
          <table:table-cell table:number-columns-repeated="5"/>
        </table:table-row>
        <table:table-row table:style-name="ro1">
          <table:table-cell office:value-type="float" office:value="354248047">
            <text:p>354248047</text:p>
          </table:table-cell>
          <table:table-cell office:value-type="float" office:value="760223389">
            <text:p>760223389</text:p>
          </table:table-cell>
          <table:table-cell table:number-columns-repeated="5"/>
        </table:table-row>
        <table:table-row table:style-name="ro1">
          <table:table-cell office:value-type="float" office:value="345001222">
            <text:p>345001222</text:p>
          </table:table-cell>
          <table:table-cell office:value-type="float" office:value="874938966">
            <text:p>874938966</text:p>
          </table:table-cell>
          <table:table-cell table:number-columns-repeated="5"/>
        </table:table-row>
        <table:table-row table:style-name="ro1">
          <table:table-cell office:value-type="float" office:value="283233642">
            <text:p>283233642</text:p>
          </table:table-cell>
          <table:table-cell office:value-type="float" office:value="715606691">
            <text:p>715606691</text:p>
          </table:table-cell>
          <table:table-cell table:number-columns-repeated="5"/>
        </table:table-row>
        <table:table-row table:style-name="ro1">
          <table:table-cell office:value-type="float" office:value="389801027">
            <text:p>389801027</text:p>
          </table:table-cell>
          <table:table-cell office:value-type="float" office:value="760040285">
            <text:p>760040285</text:p>
          </table:table-cell>
          <table:table-cell table:number-columns-repeated="5"/>
        </table:table-row>
        <table:table-row table:style-name="ro1">
          <table:table-cell office:value-type="float" office:value="351135254">
            <text:p>351135254</text:p>
          </table:table-cell>
          <table:table-cell office:value-type="float" office:value="796112060">
            <text:p>796112060</text:p>
          </table:table-cell>
          <table:table-cell table:number-columns-repeated="5"/>
        </table:table-row>
        <table:table-row table:style-name="ro1">
          <table:table-cell office:value-type="float" office:value="341979982">
            <text:p>341979982</text:p>
          </table:table-cell>
          <table:table-cell office:value-type="float" office:value="761688232">
            <text:p>761688232</text:p>
          </table:table-cell>
          <table:table-cell table:number-columns-repeated="5"/>
        </table:table-row>
        <table:table-row table:style-name="ro1">
          <table:table-cell office:value-type="float" office:value="353179931">
            <text:p>353179931</text:p>
          </table:table-cell>
          <table:table-cell office:value-type="float" office:value="761291503">
            <text:p>761291503</text:p>
          </table:table-cell>
          <table:table-cell table:number-columns-repeated="5"/>
        </table:table-row>
        <table:table-row table:style-name="ro1">
          <table:table-cell office:value-type="float" office:value="345733642">
            <text:p>345733642</text:p>
          </table:table-cell>
          <table:table-cell office:value-type="float" office:value="800415039">
            <text:p>800415039</text:p>
          </table:table-cell>
          <table:table-cell table:number-columns-repeated="5"/>
        </table:table-row>
        <table:table-row table:style-name="ro1">
          <table:table-cell office:value-type="float" office:value="334777831">
            <text:p>334777831</text:p>
          </table:table-cell>
          <table:table-cell office:value-type="float" office:value="664031982">
            <text:p>664031982</text:p>
          </table:table-cell>
          <table:table-cell table:number-columns-repeated="5"/>
        </table:table-row>
        <table:table-row table:style-name="ro1">
          <table:table-cell office:value-type="float" office:value="281036379">
            <text:p>281036379</text:p>
          </table:table-cell>
          <table:table-cell office:value-type="float" office:value="761779784">
            <text:p>761779784</text:p>
          </table:table-cell>
          <table:table-cell table:number-columns-repeated="5"/>
        </table:table-row>
        <table:table-row table:style-name="ro1">
          <table:table-cell office:value-type="float" office:value="344146729">
            <text:p>344146729</text:p>
          </table:table-cell>
          <table:table-cell office:value-type="float" office:value="749206542">
            <text:p>749206542</text:p>
          </table:table-cell>
          <table:table-cell table:number-columns-repeated="5"/>
        </table:table-row>
        <table:table-row table:style-name="ro1">
          <table:table-cell office:value-type="float" office:value="277404788">
            <text:p>277404788</text:p>
          </table:table-cell>
          <table:table-cell office:value-type="float" office:value="695800783">
            <text:p>695800783</text:p>
          </table:table-cell>
          <table:table-cell table:number-columns-repeated="5"/>
        </table:table-row>
        <table:table-row table:style-name="ro1">
          <table:table-cell office:value-type="float" office:value="262237549">
            <text:p>262237549</text:p>
          </table:table-cell>
          <table:table-cell office:value-type="float" office:value="765899657">
            <text:p>765899657</text:p>
          </table:table-cell>
          <table:table-cell table:number-columns-repeated="5"/>
        </table:table-row>
        <table:table-row table:style-name="ro1">
          <table:table-cell office:value-type="float" office:value="340759276">
            <text:p>340759276</text:p>
          </table:table-cell>
          <table:table-cell office:value-type="float" office:value="753509522">
            <text:p>753509522</text:p>
          </table:table-cell>
          <table:table-cell table:number-columns-repeated="5"/>
        </table:table-row>
        <table:table-row table:style-name="ro1">
          <table:table-cell office:value-type="float" office:value="350616454">
            <text:p>350616454</text:p>
          </table:table-cell>
          <table:table-cell office:value-type="float" office:value="847442628">
            <text:p>847442628</text:p>
          </table:table-cell>
          <table:table-cell table:number-columns-repeated="5"/>
        </table:table-row>
        <table:table-row table:style-name="ro1">
          <table:table-cell office:value-type="float" office:value="272888185">
            <text:p>272888185</text:p>
          </table:table-cell>
          <table:table-cell office:value-type="float" office:value="692413330">
            <text:p>692413330</text:p>
          </table:table-cell>
          <table:table-cell table:number-columns-repeated="5"/>
        </table:table-row>
        <table:table-row table:style-name="ro1">
          <table:table-cell office:value-type="float" office:value="360168457">
            <text:p>360168457</text:p>
          </table:table-cell>
          <table:table-cell office:value-type="float" office:value="674530029">
            <text:p>674530029</text:p>
          </table:table-cell>
          <table:table-cell table:number-columns-repeated="5"/>
        </table:table-row>
        <table:table-row table:style-name="ro1">
          <table:table-cell office:value-type="float" office:value="355438232">
            <text:p>355438232</text:p>
          </table:table-cell>
          <table:table-cell office:value-type="float" office:value="769500732">
            <text:p>769500732</text:p>
          </table:table-cell>
          <table:table-cell table:number-columns-repeated="5"/>
        </table:table-row>
        <table:table-row table:style-name="ro1">
          <table:table-cell office:value-type="float" office:value="345245360">
            <text:p>345245360</text:p>
          </table:table-cell>
          <table:table-cell office:value-type="float" office:value="656555176">
            <text:p>656555176</text:p>
          </table:table-cell>
          <table:table-cell table:number-columns-repeated="5"/>
        </table:table-row>
        <table:table-row table:style-name="ro1">
          <table:table-cell office:value-type="float" office:value="351531982">
            <text:p>351531982</text:p>
          </table:table-cell>
          <table:table-cell office:value-type="float" office:value="677429201">
            <text:p>677429201</text:p>
          </table:table-cell>
          <table:table-cell table:number-columns-repeated="5"/>
        </table:table-row>
        <table:table-row table:style-name="ro1">
          <table:table-cell office:value-type="float" office:value="275939941">
            <text:p>275939941</text:p>
          </table:table-cell>
          <table:table-cell office:value-type="float" office:value="712219239">
            <text:p>712219239</text:p>
          </table:table-cell>
          <table:table-cell table:number-columns-repeated="5"/>
        </table:table-row>
        <table:table-row table:style-name="ro1">
          <table:table-cell office:value-type="float" office:value="345367432">
            <text:p>345367432</text:p>
          </table:table-cell>
          <table:table-cell office:value-type="float" office:value="715698243">
            <text:p>715698243</text:p>
          </table:table-cell>
          <table:table-cell table:number-columns-repeated="5"/>
        </table:table-row>
        <table:table-row table:style-name="ro1">
          <table:table-cell office:value-type="float" office:value="340881348">
            <text:p>340881348</text:p>
          </table:table-cell>
          <table:table-cell office:value-type="float" office:value="680664064">
            <text:p>680664064</text:p>
          </table:table-cell>
          <table:table-cell table:number-columns-repeated="5"/>
        </table:table-row>
        <table:table-row table:style-name="ro1">
          <table:table-cell office:value-type="float" office:value="256622316">
            <text:p>256622316</text:p>
          </table:table-cell>
          <table:table-cell office:value-type="float" office:value="675933838">
            <text:p>675933838</text:p>
          </table:table-cell>
          <table:table-cell table:number-columns-repeated="5"/>
        </table:table-row>
        <table:table-row table:style-name="ro1">
          <table:table-cell office:value-type="float" office:value="289459229">
            <text:p>289459229</text:p>
          </table:table-cell>
          <table:table-cell office:value-type="float" office:value="756591798">
            <text:p>756591798</text:p>
          </table:table-cell>
          <table:table-cell table:number-columns-repeated="5"/>
        </table:table-row>
        <table:table-row table:style-name="ro1">
          <table:table-cell office:value-type="float" office:value="407562256">
            <text:p>407562256</text:p>
          </table:table-cell>
          <table:table-cell office:value-type="float" office:value="856994631">
            <text:p>856994631</text:p>
          </table:table-cell>
          <table:table-cell table:number-columns-repeated="5"/>
        </table:table-row>
      </table:table>
      <table:table table:name="Contacts" table:style-name="ta1">
        <table:table-column table:style-name="co1" table:number-columns-repeated="7" table:default-cell-style-name="Default"/>
        <table:table-row table:style-name="ro1">
          <table:table-cell table:style-name="ce1" office:value-type="string">
            <text:p>Original</text:p>
          </table:table-cell>
          <table:table-cell table:style-name="ce1" office:value-type="string">
            <text:p>Instrumented</text:p>
          </table:table-cell>
          <table:table-cell table:number-columns-repeated="5"/>
        </table:table-row>
        <table:table-row table:style-name="ro2">
          <table:table-cell office:value-type="float" office:value="245574951">
            <text:p>245574951</text:p>
          </table:table-cell>
          <table:table-cell office:value-type="float" office:value="678344728">
            <text:p>678344728</text:p>
          </table:table-cell>
          <table:table-cell/>
          <table:table-cell office:value-type="string">
            <text:p>Orig mean</text:p>
          </table:table-cell>
          <table:table-cell office:value-type="string">
            <text:p>Instr mean</text:p>
          </table:table-cell>
          <table:table-cell office:value-type="string">
            <text:p>Diff</text:p>
          </table:table-cell>
          <table:table-cell office:value-type="string">
            <text:p>Diff perc</text:p>
          </table:table-cell>
        </table:table-row>
        <table:table-row table:style-name="ro1">
          <table:table-cell office:value-type="float" office:value="254608155">
            <text:p>254608155</text:p>
          </table:table-cell>
          <table:table-cell office:value-type="float" office:value="694274902">
            <text:p>694274902</text:p>
          </table:table-cell>
          <table:table-cell/>
          <table:table-cell table:formula="of:=AVERAGE([.A2:.A101])" office:value-type="float" office:value="231611938.29">
            <text:p>231611938.29</text:p>
          </table:table-cell>
          <table:table-cell table:formula="of:=AVERAGE([.B2:.B101])" office:value-type="float" office:value="617842712.26">
            <text:p>617842712.26</text:p>
          </table:table-cell>
          <table:table-cell table:formula="of:=[.E3]-[.D3]" office:value-type="float" office:value="386230773.97">
            <text:p>386230773.97</text:p>
          </table:table-cell>
          <table:table-cell table:style-name="ce1" table:formula="of:=[.F3]/[.D3]*100" office:value-type="float" office:value="166.757714140971">
            <text:p>166.757714141</text:p>
          </table:table-cell>
        </table:table-row>
        <table:table-row table:style-name="ro3">
          <table:table-cell office:value-type="float" office:value="309204101">
            <text:p>309204101</text:p>
          </table:table-cell>
          <table:table-cell office:value-type="float" office:value="575531005">
            <text:p>575531005</text:p>
          </table:table-cell>
          <table:table-cell/>
          <table:table-cell table:formula="of:=STDEV([.A2:.A101])" office:value-type="float" office:value="42409203.8277873">
            <text:p>42409203.8277873</text:p>
          </table:table-cell>
          <table:table-cell table:formula="of:=STDEV([.B2:.B101])" office:value-type="float" office:value="69545690.9687619">
            <text:p>69545690.9687619</text:p>
          </table:table-cell>
          <table:table-cell table:number-columns-repeated="2"/>
        </table:table-row>
        <table:table-row table:style-name="ro1">
          <table:table-cell office:value-type="float" office:value="245178223">
            <text:p>245178223</text:p>
          </table:table-cell>
          <table:table-cell office:value-type="float" office:value="613311767">
            <text:p>613311767</text:p>
          </table:table-cell>
          <table:table-cell/>
          <table:table-cell office:value-type="string">
            <text:p>231.6ms</text:p>
          </table:table-cell>
          <table:table-cell office:value-type="string">
            <text:p>617.8ms</text:p>
          </table:table-cell>
          <table:table-cell office:value-type="string">
            <text:p>386.2ms</text:p>
          </table:table-cell>
          <table:table-cell table:style-name="ce2" table:formula="of:=386.2/231.6" office:value-type="percentage" office:value="1.66753022452504">
            <text:p>166.75%</text:p>
          </table:table-cell>
        </table:table-row>
        <table:table-row table:style-name="ro1">
          <table:table-cell office:value-type="float" office:value="306579590">
            <text:p>306579590</text:p>
          </table:table-cell>
          <table:table-cell office:value-type="float" office:value="633361815">
            <text:p>633361815</text:p>
          </table:table-cell>
          <table:table-cell/>
          <table:table-cell office:value-type="string">
            <text:p>42.4ms</text:p>
          </table:table-cell>
          <table:table-cell office:value-type="string">
            <text:p>69.5ms</text:p>
          </table:table-cell>
          <table:table-cell table:number-columns-repeated="2"/>
        </table:table-row>
        <table:table-row table:style-name="ro1">
          <table:table-cell office:value-type="float" office:value="236450196">
            <text:p>236450196</text:p>
          </table:table-cell>
          <table:table-cell office:value-type="float" office:value="523925780">
            <text:p>523925780</text:p>
          </table:table-cell>
          <table:table-cell table:number-columns-repeated="5"/>
        </table:table-row>
        <table:table-row table:style-name="ro3">
          <table:table-cell office:value-type="float" office:value="174285889">
            <text:p>174285889</text:p>
          </table:table-cell>
          <table:table-cell office:value-type="float" office:value="599517823">
            <text:p>599517823</text:p>
          </table:table-cell>
          <table:table-cell/>
          <table:table-cell table:formula="of:=AVERAGE([.A2:.A101])/10^6" office:value-type="float" office:value="231.61193829">
            <text:p>231.61193829</text:p>
          </table:table-cell>
          <table:table-cell table:formula="of:=AVERAGE([.B2:.B101])/10^6" office:value-type="float" office:value="617.84271226">
            <text:p>617.84271226</text:p>
          </table:table-cell>
          <table:table-cell table:number-columns-repeated="2"/>
        </table:table-row>
        <table:table-row table:style-name="ro3">
          <table:table-cell office:value-type="float" office:value="243103028">
            <text:p>243103028</text:p>
          </table:table-cell>
          <table:table-cell office:value-type="float" office:value="610809325">
            <text:p>610809325</text:p>
          </table:table-cell>
          <table:table-cell/>
          <table:table-cell table:formula="of:=STDEV([.A2:.A101])/10^6" office:value-type="float" office:value="42.4092038277873">
            <text:p>42.4092038278</text:p>
          </table:table-cell>
          <table:table-cell table:formula="of:=STDEV([.B2:.B101])/10^6" office:value-type="float" office:value="69.5456909687619">
            <text:p>69.5456909688</text:p>
          </table:table-cell>
          <table:table-cell table:number-columns-repeated="2"/>
        </table:table-row>
        <table:table-row table:style-name="ro1">
          <table:table-cell office:value-type="float" office:value="243988038">
            <text:p>243988038</text:p>
          </table:table-cell>
          <table:table-cell office:value-type="float" office:value="667907714">
            <text:p>667907714</text:p>
          </table:table-cell>
          <table:table-cell table:number-columns-repeated="5"/>
        </table:table-row>
        <table:table-row table:style-name="ro1">
          <table:table-cell office:value-type="float" office:value="152160645">
            <text:p>152160645</text:p>
          </table:table-cell>
          <table:table-cell office:value-type="float" office:value="673645021">
            <text:p>673645021</text:p>
          </table:table-cell>
          <table:table-cell table:number-columns-repeated="5"/>
        </table:table-row>
        <table:table-row table:style-name="ro1">
          <table:table-cell office:value-type="float" office:value="249176027">
            <text:p>249176027</text:p>
          </table:table-cell>
          <table:table-cell office:value-type="float" office:value="795440674">
            <text:p>795440674</text:p>
          </table:table-cell>
          <table:table-cell table:number-columns-repeated="5"/>
        </table:table-row>
        <table:table-row table:style-name="ro1">
          <table:table-cell office:value-type="float" office:value="249481201">
            <text:p>249481201</text:p>
          </table:table-cell>
          <table:table-cell office:value-type="float" office:value="635284426">
            <text:p>635284426</text:p>
          </table:table-cell>
          <table:table-cell table:number-columns-repeated="5"/>
        </table:table-row>
        <table:table-row table:style-name="ro1">
          <table:table-cell office:value-type="float" office:value="164428711">
            <text:p>164428711</text:p>
          </table:table-cell>
          <table:table-cell office:value-type="float" office:value="633331299">
            <text:p>633331299</text:p>
          </table:table-cell>
          <table:table-cell table:number-columns-repeated="5"/>
        </table:table-row>
        <table:table-row table:style-name="ro1">
          <table:table-cell office:value-type="float" office:value="333648682">
            <text:p>333648682</text:p>
          </table:table-cell>
          <table:table-cell office:value-type="float" office:value="688171388">
            <text:p>688171388</text:p>
          </table:table-cell>
          <table:table-cell table:number-columns-repeated="5"/>
        </table:table-row>
        <table:table-row table:style-name="ro1">
          <table:table-cell office:value-type="float" office:value="235260009">
            <text:p>235260009</text:p>
          </table:table-cell>
          <table:table-cell office:value-type="float" office:value="633361816">
            <text:p>633361816</text:p>
          </table:table-cell>
          <table:table-cell table:number-columns-repeated="5"/>
        </table:table-row>
        <table:table-row table:style-name="ro1">
          <table:table-cell office:value-type="float" office:value="167663572">
            <text:p>167663572</text:p>
          </table:table-cell>
          <table:table-cell office:value-type="float" office:value="783203124">
            <text:p>783203124</text:p>
          </table:table-cell>
          <table:table-cell table:number-columns-repeated="5"/>
        </table:table-row>
        <table:table-row table:style-name="ro1">
          <table:table-cell office:value-type="float" office:value="306427001">
            <text:p>306427001</text:p>
          </table:table-cell>
          <table:table-cell office:value-type="float" office:value="641998291">
            <text:p>641998291</text:p>
          </table:table-cell>
          <table:table-cell table:number-columns-repeated="5"/>
        </table:table-row>
        <table:table-row table:style-name="ro1">
          <table:table-cell office:value-type="float" office:value="198181153">
            <text:p>198181153</text:p>
          </table:table-cell>
          <table:table-cell office:value-type="float" office:value="659118653">
            <text:p>659118653</text:p>
          </table:table-cell>
          <table:table-cell table:number-columns-repeated="5"/>
        </table:table-row>
        <table:table-row table:style-name="ro1">
          <table:table-cell office:value-type="float" office:value="234619140">
            <text:p>234619140</text:p>
          </table:table-cell>
          <table:table-cell office:value-type="float" office:value="581726073">
            <text:p>581726073</text:p>
          </table:table-cell>
          <table:table-cell table:number-columns-repeated="5"/>
        </table:table-row>
        <table:table-row table:style-name="ro1">
          <table:table-cell office:value-type="float" office:value="244842531">
            <text:p>244842531</text:p>
          </table:table-cell>
          <table:table-cell office:value-type="float" office:value="655822752">
            <text:p>655822752</text:p>
          </table:table-cell>
          <table:table-cell table:number-columns-repeated="5"/>
        </table:table-row>
        <table:table-row table:style-name="ro1">
          <table:table-cell office:value-type="float" office:value="223205565">
            <text:p>223205565</text:p>
          </table:table-cell>
          <table:table-cell office:value-type="float" office:value="592285157">
            <text:p>592285157</text:p>
          </table:table-cell>
          <table:table-cell table:number-columns-repeated="5"/>
        </table:table-row>
        <table:table-row table:style-name="ro1">
          <table:table-cell office:value-type="float" office:value="230529785">
            <text:p>230529785</text:p>
          </table:table-cell>
          <table:table-cell office:value-type="float" office:value="779998777">
            <text:p>779998777</text:p>
          </table:table-cell>
          <table:table-cell table:number-columns-repeated="5"/>
        </table:table-row>
        <table:table-row table:style-name="ro1">
          <table:table-cell office:value-type="float" office:value="249603271">
            <text:p>249603271</text:p>
          </table:table-cell>
          <table:table-cell office:value-type="float" office:value="542877197">
            <text:p>542877197</text:p>
          </table:table-cell>
          <table:table-cell table:number-columns-repeated="5"/>
        </table:table-row>
        <table:table-row table:style-name="ro1">
          <table:table-cell office:value-type="float" office:value="333587647">
            <text:p>333587647</text:p>
          </table:table-cell>
          <table:table-cell office:value-type="float" office:value="562591552">
            <text:p>562591552</text:p>
          </table:table-cell>
          <table:table-cell table:number-columns-repeated="5"/>
        </table:table-row>
        <table:table-row table:style-name="ro1">
          <table:table-cell office:value-type="float" office:value="246582031">
            <text:p>246582031</text:p>
          </table:table-cell>
          <table:table-cell office:value-type="float" office:value="571868897">
            <text:p>571868897</text:p>
          </table:table-cell>
          <table:table-cell table:number-columns-repeated="5"/>
        </table:table-row>
        <table:table-row table:style-name="ro1">
          <table:table-cell office:value-type="float" office:value="229980468">
            <text:p>229980468</text:p>
          </table:table-cell>
          <table:table-cell office:value-type="float" office:value="557983399">
            <text:p>557983399</text:p>
          </table:table-cell>
          <table:table-cell table:number-columns-repeated="5"/>
        </table:table-row>
        <table:table-row table:style-name="ro1">
          <table:table-cell office:value-type="float" office:value="252746582">
            <text:p>252746582</text:p>
          </table:table-cell>
          <table:table-cell office:value-type="float" office:value="537963866">
            <text:p>537963866</text:p>
          </table:table-cell>
          <table:table-cell table:number-columns-repeated="5"/>
        </table:table-row>
        <table:table-row table:style-name="ro1">
          <table:table-cell office:value-type="float" office:value="235168456">
            <text:p>235168456</text:p>
          </table:table-cell>
          <table:table-cell office:value-type="float" office:value="540466308">
            <text:p>540466308</text:p>
          </table:table-cell>
          <table:table-cell table:number-columns-repeated="5"/>
        </table:table-row>
        <table:table-row table:style-name="ro1">
          <table:table-cell office:value-type="float" office:value="234344483">
            <text:p>234344483</text:p>
          </table:table-cell>
          <table:table-cell office:value-type="float" office:value="549621582">
            <text:p>549621582</text:p>
          </table:table-cell>
          <table:table-cell table:number-columns-repeated="5"/>
        </table:table-row>
        <table:table-row table:style-name="ro1">
          <table:table-cell office:value-type="float" office:value="233428954">
            <text:p>233428954</text:p>
          </table:table-cell>
          <table:table-cell office:value-type="float" office:value="631988525">
            <text:p>631988525</text:p>
          </table:table-cell>
          <table:table-cell table:number-columns-repeated="5"/>
        </table:table-row>
        <table:table-row table:style-name="ro1">
          <table:table-cell office:value-type="float" office:value="241119385">
            <text:p>241119385</text:p>
          </table:table-cell>
          <table:table-cell office:value-type="float" office:value="613159179">
            <text:p>613159179</text:p>
          </table:table-cell>
          <table:table-cell table:number-columns-repeated="5"/>
        </table:table-row>
        <table:table-row table:style-name="ro1">
          <table:table-cell office:value-type="float" office:value="230895996">
            <text:p>230895996</text:p>
          </table:table-cell>
          <table:table-cell office:value-type="float" office:value="597473143">
            <text:p>597473143</text:p>
          </table:table-cell>
          <table:table-cell table:number-columns-repeated="5"/>
        </table:table-row>
        <table:table-row table:style-name="ro1">
          <table:table-cell office:value-type="float" office:value="234558104">
            <text:p>234558104</text:p>
          </table:table-cell>
          <table:table-cell office:value-type="float" office:value="624633789">
            <text:p>624633789</text:p>
          </table:table-cell>
          <table:table-cell table:number-columns-repeated="5"/>
        </table:table-row>
        <table:table-row table:style-name="ro1">
          <table:table-cell office:value-type="float" office:value="231567383">
            <text:p>231567383</text:p>
          </table:table-cell>
          <table:table-cell office:value-type="float" office:value="650024416">
            <text:p>650024416</text:p>
          </table:table-cell>
          <table:table-cell table:number-columns-repeated="5"/>
        </table:table-row>
        <table:table-row table:style-name="ro1">
          <table:table-cell office:value-type="float" office:value="289459229">
            <text:p>289459229</text:p>
          </table:table-cell>
          <table:table-cell office:value-type="float" office:value="557525635">
            <text:p>557525635</text:p>
          </table:table-cell>
          <table:table-cell table:number-columns-repeated="5"/>
        </table:table-row>
        <table:table-row table:style-name="ro1">
          <table:table-cell office:value-type="float" office:value="185058594">
            <text:p>185058594</text:p>
          </table:table-cell>
          <table:table-cell office:value-type="float" office:value="558746336">
            <text:p>558746336</text:p>
          </table:table-cell>
          <table:table-cell table:number-columns-repeated="5"/>
        </table:table-row>
        <table:table-row table:style-name="ro1">
          <table:table-cell office:value-type="float" office:value="240264893">
            <text:p>240264893</text:p>
          </table:table-cell>
          <table:table-cell office:value-type="float" office:value="622985839">
            <text:p>622985839</text:p>
          </table:table-cell>
          <table:table-cell table:number-columns-repeated="5"/>
        </table:table-row>
        <table:table-row table:style-name="ro1">
          <table:table-cell office:value-type="float" office:value="339813233">
            <text:p>339813233</text:p>
          </table:table-cell>
          <table:table-cell office:value-type="float" office:value="663330076">
            <text:p>663330076</text:p>
          </table:table-cell>
          <table:table-cell table:number-columns-repeated="5"/>
        </table:table-row>
        <table:table-row table:style-name="ro1">
          <table:table-cell office:value-type="float" office:value="193542480">
            <text:p>193542480</text:p>
          </table:table-cell>
          <table:table-cell office:value-type="float" office:value="546295166">
            <text:p>546295166</text:p>
          </table:table-cell>
          <table:table-cell table:number-columns-repeated="5"/>
        </table:table-row>
        <table:table-row table:style-name="ro1">
          <table:table-cell office:value-type="float" office:value="249176025">
            <text:p>249176025</text:p>
          </table:table-cell>
          <table:table-cell office:value-type="float" office:value="578979494">
            <text:p>578979494</text:p>
          </table:table-cell>
          <table:table-cell table:number-columns-repeated="5"/>
        </table:table-row>
        <table:table-row table:style-name="ro1">
          <table:table-cell office:value-type="float" office:value="244598389">
            <text:p>244598389</text:p>
          </table:table-cell>
          <table:table-cell office:value-type="float" office:value="554901123">
            <text:p>554901123</text:p>
          </table:table-cell>
          <table:table-cell table:number-columns-repeated="5"/>
        </table:table-row>
        <table:table-row table:style-name="ro1">
          <table:table-cell office:value-type="float" office:value="225708008">
            <text:p>225708008</text:p>
          </table:table-cell>
          <table:table-cell office:value-type="float" office:value="579284670">
            <text:p>579284670</text:p>
          </table:table-cell>
          <table:table-cell table:number-columns-repeated="5"/>
        </table:table-row>
        <table:table-row table:style-name="ro1">
          <table:table-cell office:value-type="float" office:value="168395995">
            <text:p>168395995</text:p>
          </table:table-cell>
          <table:table-cell office:value-type="float" office:value="648559569">
            <text:p>648559569</text:p>
          </table:table-cell>
          <table:table-cell table:number-columns-repeated="5"/>
        </table:table-row>
        <table:table-row table:style-name="ro1">
          <table:table-cell office:value-type="float" office:value="242401124">
            <text:p>242401124</text:p>
          </table:table-cell>
          <table:table-cell office:value-type="float" office:value="643341064">
            <text:p>643341064</text:p>
          </table:table-cell>
          <table:table-cell table:number-columns-repeated="5"/>
        </table:table-row>
        <table:table-row table:style-name="ro1">
          <table:table-cell office:value-type="float" office:value="240264893">
            <text:p>240264893</text:p>
          </table:table-cell>
          <table:table-cell office:value-type="float" office:value="706054687">
            <text:p>706054687</text:p>
          </table:table-cell>
          <table:table-cell table:number-columns-repeated="5"/>
        </table:table-row>
        <table:table-row table:style-name="ro1">
          <table:table-cell office:value-type="float" office:value="214355467">
            <text:p>214355467</text:p>
          </table:table-cell>
          <table:table-cell office:value-type="float" office:value="591705321">
            <text:p>591705321</text:p>
          </table:table-cell>
          <table:table-cell table:number-columns-repeated="5"/>
        </table:table-row>
        <table:table-row table:style-name="ro1">
          <table:table-cell office:value-type="float" office:value="238281250">
            <text:p>238281250</text:p>
          </table:table-cell>
          <table:table-cell office:value-type="float" office:value="516784667">
            <text:p>516784667</text:p>
          </table:table-cell>
          <table:table-cell table:number-columns-repeated="5"/>
        </table:table-row>
        <table:table-row table:style-name="ro1">
          <table:table-cell office:value-type="float" office:value="237640381">
            <text:p>237640381</text:p>
          </table:table-cell>
          <table:table-cell office:value-type="float" office:value="581298829">
            <text:p>581298829</text:p>
          </table:table-cell>
          <table:table-cell table:number-columns-repeated="5"/>
        </table:table-row>
        <table:table-row table:style-name="ro1">
          <table:table-cell office:value-type="float" office:value="245483397">
            <text:p>245483397</text:p>
          </table:table-cell>
          <table:table-cell office:value-type="float" office:value="713928222">
            <text:p>713928222</text:p>
          </table:table-cell>
          <table:table-cell table:number-columns-repeated="5"/>
        </table:table-row>
        <table:table-row table:style-name="ro1">
          <table:table-cell office:value-type="float" office:value="241790772">
            <text:p>241790772</text:p>
          </table:table-cell>
          <table:table-cell office:value-type="float" office:value="608520505">
            <text:p>608520505</text:p>
          </table:table-cell>
          <table:table-cell table:number-columns-repeated="5"/>
        </table:table-row>
        <table:table-row table:style-name="ro1">
          <table:table-cell office:value-type="float" office:value="248779294">
            <text:p>248779294</text:p>
          </table:table-cell>
          <table:table-cell office:value-type="float" office:value="509307864">
            <text:p>509307864</text:p>
          </table:table-cell>
          <table:table-cell table:number-columns-repeated="5"/>
        </table:table-row>
        <table:table-row table:style-name="ro1">
          <table:table-cell office:value-type="float" office:value="252319336">
            <text:p>252319336</text:p>
          </table:table-cell>
          <table:table-cell office:value-type="float" office:value="607147217">
            <text:p>607147217</text:p>
          </table:table-cell>
          <table:table-cell table:number-columns-repeated="5"/>
        </table:table-row>
        <table:table-row table:style-name="ro1">
          <table:table-cell office:value-type="float" office:value="144836425">
            <text:p>144836425</text:p>
          </table:table-cell>
          <table:table-cell office:value-type="float" office:value="583221437">
            <text:p>583221437</text:p>
          </table:table-cell>
          <table:table-cell table:number-columns-repeated="5"/>
        </table:table-row>
        <table:table-row table:style-name="ro1">
          <table:table-cell office:value-type="float" office:value="228637696">
            <text:p>228637696</text:p>
          </table:table-cell>
          <table:table-cell office:value-type="float" office:value="694946289">
            <text:p>694946289</text:p>
          </table:table-cell>
          <table:table-cell table:number-columns-repeated="5"/>
        </table:table-row>
        <table:table-row table:style-name="ro1">
          <table:table-cell office:value-type="float" office:value="245758056">
            <text:p>245758056</text:p>
          </table:table-cell>
          <table:table-cell office:value-type="float" office:value="572723386">
            <text:p>572723386</text:p>
          </table:table-cell>
          <table:table-cell table:number-columns-repeated="5"/>
        </table:table-row>
        <table:table-row table:style-name="ro1">
          <table:table-cell office:value-type="float" office:value="259979247">
            <text:p>259979247</text:p>
          </table:table-cell>
          <table:table-cell office:value-type="float" office:value="533172607">
            <text:p>533172607</text:p>
          </table:table-cell>
          <table:table-cell table:number-columns-repeated="5"/>
        </table:table-row>
        <table:table-row table:style-name="ro1">
          <table:table-cell office:value-type="float" office:value="220306395">
            <text:p>220306395</text:p>
          </table:table-cell>
          <table:table-cell office:value-type="float" office:value="579010008">
            <text:p>579010008</text:p>
          </table:table-cell>
          <table:table-cell table:number-columns-repeated="5"/>
        </table:table-row>
        <table:table-row table:style-name="ro1">
          <table:table-cell office:value-type="float" office:value="184112546">
            <text:p>184112546</text:p>
          </table:table-cell>
          <table:table-cell office:value-type="float" office:value="635009766">
            <text:p>635009766</text:p>
          </table:table-cell>
          <table:table-cell table:number-columns-repeated="5"/>
        </table:table-row>
        <table:table-row table:style-name="ro1">
          <table:table-cell office:value-type="float" office:value="228668213">
            <text:p>228668213</text:p>
          </table:table-cell>
          <table:table-cell office:value-type="float" office:value="651733399">
            <text:p>651733399</text:p>
          </table:table-cell>
          <table:table-cell table:number-columns-repeated="5"/>
        </table:table-row>
        <table:table-row table:style-name="ro1">
          <table:table-cell office:value-type="float" office:value="220642091">
            <text:p>220642091</text:p>
          </table:table-cell>
          <table:table-cell office:value-type="float" office:value="595489503">
            <text:p>595489503</text:p>
          </table:table-cell>
          <table:table-cell table:number-columns-repeated="5"/>
        </table:table-row>
        <table:table-row table:style-name="ro1">
          <table:table-cell office:value-type="float" office:value="177154539">
            <text:p>177154539</text:p>
          </table:table-cell>
          <table:table-cell office:value-type="float" office:value="603759765">
            <text:p>603759765</text:p>
          </table:table-cell>
          <table:table-cell table:number-columns-repeated="5"/>
        </table:table-row>
        <table:table-row table:style-name="ro1">
          <table:table-cell office:value-type="float" office:value="240997314">
            <text:p>240997314</text:p>
          </table:table-cell>
          <table:table-cell office:value-type="float" office:value="499633790">
            <text:p>499633790</text:p>
          </table:table-cell>
          <table:table-cell table:number-columns-repeated="5"/>
        </table:table-row>
        <table:table-row table:style-name="ro1">
          <table:table-cell office:value-type="float" office:value="227752686">
            <text:p>227752686</text:p>
          </table:table-cell>
          <table:table-cell office:value-type="float" office:value="643615723">
            <text:p>643615723</text:p>
          </table:table-cell>
          <table:table-cell table:number-columns-repeated="5"/>
        </table:table-row>
        <table:table-row table:style-name="ro1">
          <table:table-cell office:value-type="float" office:value="193054198">
            <text:p>193054198</text:p>
          </table:table-cell>
          <table:table-cell office:value-type="float" office:value="604583743">
            <text:p>604583743</text:p>
          </table:table-cell>
          <table:table-cell table:number-columns-repeated="5"/>
        </table:table-row>
        <table:table-row table:style-name="ro1">
          <table:table-cell office:value-type="float" office:value="240417482">
            <text:p>240417482</text:p>
          </table:table-cell>
          <table:table-cell office:value-type="float" office:value="590576173">
            <text:p>590576173</text:p>
          </table:table-cell>
          <table:table-cell table:number-columns-repeated="5"/>
        </table:table-row>
        <table:table-row table:style-name="ro1">
          <table:table-cell office:value-type="float" office:value="243652345">
            <text:p>243652345</text:p>
          </table:table-cell>
          <table:table-cell office:value-type="float" office:value="642700194">
            <text:p>642700194</text:p>
          </table:table-cell>
          <table:table-cell table:number-columns-repeated="5"/>
        </table:table-row>
        <table:table-row table:style-name="ro1">
          <table:table-cell office:value-type="float" office:value="145446775">
            <text:p>145446775</text:p>
          </table:table-cell>
          <table:table-cell office:value-type="float" office:value="490112305">
            <text:p>490112305</text:p>
          </table:table-cell>
          <table:table-cell table:number-columns-repeated="5"/>
        </table:table-row>
        <table:table-row table:style-name="ro1">
          <table:table-cell office:value-type="float" office:value="248962402">
            <text:p>248962402</text:p>
          </table:table-cell>
          <table:table-cell office:value-type="float" office:value="640502929">
            <text:p>640502929</text:p>
          </table:table-cell>
          <table:table-cell table:number-columns-repeated="5"/>
        </table:table-row>
        <table:table-row table:style-name="ro1">
          <table:table-cell office:value-type="float" office:value="235656738">
            <text:p>235656738</text:p>
          </table:table-cell>
          <table:table-cell office:value-type="float" office:value="641693117">
            <text:p>641693117</text:p>
          </table:table-cell>
          <table:table-cell table:number-columns-repeated="5"/>
        </table:table-row>
        <table:table-row table:style-name="ro1">
          <table:table-cell office:value-type="float" office:value="296630858">
            <text:p>296630858</text:p>
          </table:table-cell>
          <table:table-cell office:value-type="float" office:value="668975831">
            <text:p>668975831</text:p>
          </table:table-cell>
          <table:table-cell table:number-columns-repeated="5"/>
        </table:table-row>
        <table:table-row table:style-name="ro1">
          <table:table-cell office:value-type="float" office:value="233245849">
            <text:p>233245849</text:p>
          </table:table-cell>
          <table:table-cell office:value-type="float" office:value="951782226">
            <text:p>951782226</text:p>
          </table:table-cell>
          <table:table-cell table:number-columns-repeated="5"/>
        </table:table-row>
        <table:table-row table:style-name="ro1">
          <table:table-cell office:value-type="float" office:value="232421875">
            <text:p>232421875</text:p>
          </table:table-cell>
          <table:table-cell office:value-type="float" office:value="587036132">
            <text:p>587036132</text:p>
          </table:table-cell>
          <table:table-cell table:number-columns-repeated="5"/>
        </table:table-row>
        <table:table-row table:style-name="ro1">
          <table:table-cell office:value-type="float" office:value="339050292">
            <text:p>339050292</text:p>
          </table:table-cell>
          <table:table-cell office:value-type="float" office:value="621612547">
            <text:p>621612547</text:p>
          </table:table-cell>
          <table:table-cell table:number-columns-repeated="5"/>
        </table:table-row>
        <table:table-row table:style-name="ro1">
          <table:table-cell office:value-type="float" office:value="231323242">
            <text:p>231323242</text:p>
          </table:table-cell>
          <table:table-cell office:value-type="float" office:value="635925292">
            <text:p>635925292</text:p>
          </table:table-cell>
          <table:table-cell table:number-columns-repeated="5"/>
        </table:table-row>
        <table:table-row table:style-name="ro1">
          <table:table-cell office:value-type="float" office:value="258361816">
            <text:p>258361816</text:p>
          </table:table-cell>
          <table:table-cell office:value-type="float" office:value="629150390">
            <text:p>629150390</text:p>
          </table:table-cell>
          <table:table-cell table:number-columns-repeated="5"/>
        </table:table-row>
        <table:table-row table:style-name="ro1">
          <table:table-cell office:value-type="float" office:value="229400634">
            <text:p>229400634</text:p>
          </table:table-cell>
          <table:table-cell office:value-type="float" office:value="756561279">
            <text:p>756561279</text:p>
          </table:table-cell>
          <table:table-cell table:number-columns-repeated="5"/>
        </table:table-row>
        <table:table-row table:style-name="ro1">
          <table:table-cell office:value-type="float" office:value="157226560">
            <text:p>157226560</text:p>
          </table:table-cell>
          <table:table-cell office:value-type="float" office:value="598999025">
            <text:p>598999025</text:p>
          </table:table-cell>
          <table:table-cell table:number-columns-repeated="5"/>
        </table:table-row>
        <table:table-row table:style-name="ro1">
          <table:table-cell office:value-type="float" office:value="251586915">
            <text:p>251586915</text:p>
          </table:table-cell>
          <table:table-cell office:value-type="float" office:value="640197754">
            <text:p>640197754</text:p>
          </table:table-cell>
          <table:table-cell table:number-columns-repeated="5"/>
        </table:table-row>
        <table:table-row table:style-name="ro1">
          <table:table-cell office:value-type="float" office:value="246551513">
            <text:p>246551513</text:p>
          </table:table-cell>
          <table:table-cell office:value-type="float" office:value="651428221">
            <text:p>651428221</text:p>
          </table:table-cell>
          <table:table-cell table:number-columns-repeated="5"/>
        </table:table-row>
        <table:table-row table:style-name="ro1">
          <table:table-cell office:value-type="float" office:value="231689453">
            <text:p>231689453</text:p>
          </table:table-cell>
          <table:table-cell office:value-type="float" office:value="644775390">
            <text:p>644775390</text:p>
          </table:table-cell>
          <table:table-cell table:number-columns-repeated="5"/>
        </table:table-row>
        <table:table-row table:style-name="ro1">
          <table:table-cell office:value-type="float" office:value="251342775">
            <text:p>251342775</text:p>
          </table:table-cell>
          <table:table-cell office:value-type="float" office:value="638092041">
            <text:p>638092041</text:p>
          </table:table-cell>
          <table:table-cell table:number-columns-repeated="5"/>
        </table:table-row>
        <table:table-row table:style-name="ro1">
          <table:table-cell office:value-type="float" office:value="235900879">
            <text:p>235900879</text:p>
          </table:table-cell>
          <table:table-cell office:value-type="float" office:value="668518067">
            <text:p>668518067</text:p>
          </table:table-cell>
          <table:table-cell table:number-columns-repeated="5"/>
        </table:table-row>
        <table:table-row table:style-name="ro1">
          <table:table-cell office:value-type="float" office:value="237518311">
            <text:p>237518311</text:p>
          </table:table-cell>
          <table:table-cell office:value-type="float" office:value="523040771">
            <text:p>523040771</text:p>
          </table:table-cell>
          <table:table-cell table:number-columns-repeated="5"/>
        </table:table-row>
        <table:table-row table:style-name="ro1">
          <table:table-cell office:value-type="float" office:value="157318114">
            <text:p>157318114</text:p>
          </table:table-cell>
          <table:table-cell office:value-type="float" office:value="620086670">
            <text:p>620086670</text:p>
          </table:table-cell>
          <table:table-cell table:number-columns-repeated="5"/>
        </table:table-row>
        <table:table-row table:style-name="ro1">
          <table:table-cell office:value-type="float" office:value="236541749">
            <text:p>236541749</text:p>
          </table:table-cell>
          <table:table-cell office:value-type="float" office:value="631958007">
            <text:p>631958007</text:p>
          </table:table-cell>
          <table:table-cell table:number-columns-repeated="5"/>
        </table:table-row>
        <table:table-row table:style-name="ro1">
          <table:table-cell office:value-type="float" office:value="163818359">
            <text:p>163818359</text:p>
          </table:table-cell>
          <table:table-cell office:value-type="float" office:value="567901611">
            <text:p>567901611</text:p>
          </table:table-cell>
          <table:table-cell table:number-columns-repeated="5"/>
        </table:table-row>
        <table:table-row table:style-name="ro1">
          <table:table-cell office:value-type="float" office:value="164794924">
            <text:p>164794924</text:p>
          </table:table-cell>
          <table:table-cell office:value-type="float" office:value="650604251">
            <text:p>650604251</text:p>
          </table:table-cell>
          <table:table-cell table:number-columns-repeated="5"/>
        </table:table-row>
        <table:table-row table:style-name="ro1">
          <table:table-cell office:value-type="float" office:value="227294922">
            <text:p>227294922</text:p>
          </table:table-cell>
          <table:table-cell office:value-type="float" office:value="622894289">
            <text:p>622894289</text:p>
          </table:table-cell>
          <table:table-cell table:number-columns-repeated="5"/>
        </table:table-row>
        <table:table-row table:style-name="ro1">
          <table:table-cell office:value-type="float" office:value="254760743">
            <text:p>254760743</text:p>
          </table:table-cell>
          <table:table-cell office:value-type="float" office:value="690368651">
            <text:p>690368651</text:p>
          </table:table-cell>
          <table:table-cell table:number-columns-repeated="5"/>
        </table:table-row>
        <table:table-row table:style-name="ro1">
          <table:table-cell office:value-type="float" office:value="145019531">
            <text:p>145019531</text:p>
          </table:table-cell>
          <table:table-cell office:value-type="float" office:value="567810058">
            <text:p>567810058</text:p>
          </table:table-cell>
          <table:table-cell table:number-columns-repeated="5"/>
        </table:table-row>
        <table:table-row table:style-name="ro1">
          <table:table-cell office:value-type="float" office:value="249603272">
            <text:p>249603272</text:p>
          </table:table-cell>
          <table:table-cell office:value-type="float" office:value="553497315">
            <text:p>553497315</text:p>
          </table:table-cell>
          <table:table-cell table:number-columns-repeated="5"/>
        </table:table-row>
        <table:table-row table:style-name="ro1">
          <table:table-cell office:value-type="float" office:value="243164062">
            <text:p>243164062</text:p>
          </table:table-cell>
          <table:table-cell office:value-type="float" office:value="652191162">
            <text:p>652191162</text:p>
          </table:table-cell>
          <table:table-cell table:number-columns-repeated="5"/>
        </table:table-row>
        <table:table-row table:style-name="ro1">
          <table:table-cell office:value-type="float" office:value="235595703">
            <text:p>235595703</text:p>
          </table:table-cell>
          <table:table-cell office:value-type="float" office:value="524353028">
            <text:p>524353028</text:p>
          </table:table-cell>
          <table:table-cell table:number-columns-repeated="5"/>
        </table:table-row>
        <table:table-row table:style-name="ro1">
          <table:table-cell office:value-type="float" office:value="225250242">
            <text:p>225250242</text:p>
          </table:table-cell>
          <table:table-cell office:value-type="float" office:value="551605225">
            <text:p>551605225</text:p>
          </table:table-cell>
          <table:table-cell table:number-columns-repeated="5"/>
        </table:table-row>
        <table:table-row table:style-name="ro1">
          <table:table-cell office:value-type="float" office:value="169494631">
            <text:p>169494631</text:p>
          </table:table-cell>
          <table:table-cell office:value-type="float" office:value="581420899">
            <text:p>581420899</text:p>
          </table:table-cell>
          <table:table-cell table:number-columns-repeated="5"/>
        </table:table-row>
        <table:table-row table:style-name="ro1">
          <table:table-cell office:value-type="float" office:value="237854003">
            <text:p>237854003</text:p>
          </table:table-cell>
          <table:table-cell office:value-type="float" office:value="594757079">
            <text:p>594757079</text:p>
          </table:table-cell>
          <table:table-cell table:number-columns-repeated="5"/>
        </table:table-row>
        <table:table-row table:style-name="ro1">
          <table:table-cell office:value-type="float" office:value="230285644">
            <text:p>230285644</text:p>
          </table:table-cell>
          <table:table-cell office:value-type="float" office:value="541839598">
            <text:p>541839598</text:p>
          </table:table-cell>
          <table:table-cell table:number-columns-repeated="5"/>
        </table:table-row>
        <table:table-row table:style-name="ro1">
          <table:table-cell office:value-type="float" office:value="162170409">
            <text:p>162170409</text:p>
          </table:table-cell>
          <table:table-cell office:value-type="float" office:value="535552977">
            <text:p>535552977</text:p>
          </table:table-cell>
          <table:table-cell table:number-columns-repeated="5"/>
        </table:table-row>
        <table:table-row table:style-name="ro1">
          <table:table-cell office:value-type="float" office:value="137176513">
            <text:p>137176513</text:p>
          </table:table-cell>
          <table:table-cell office:value-type="float" office:value="637481689">
            <text:p>637481689</text:p>
          </table:table-cell>
          <table:table-cell table:number-columns-repeated="5"/>
        </table:table-row>
        <table:table-row table:style-name="ro1">
          <table:table-cell office:value-type="float" office:value="303253175">
            <text:p>303253175</text:p>
          </table:table-cell>
          <table:table-cell office:value-type="float" office:value="721649170">
            <text:p>721649170</text:p>
          </table:table-cell>
          <table:table-cell table:number-columns-repeated="5"/>
        </table:table-row>
      </table:table>
      <table:table table:name="Log" table:style-name="ta1">
        <table:table-column table:style-name="co1" table:number-columns-repeated="5" table:default-cell-style-name="Default"/>
        <table:table-row table:style-name="ro3">
          <table:table-cell office:value-type="string">
            <text:p>Original</text:p>
          </table:table-cell>
          <table:table-cell office:value-type="string">
            <text:p>Instrumented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305177">
            <text:p>305177</text:p>
          </table:table-cell>
          <table:table-cell/>
          <table:table-cell table:formula="of:=AVERAGE([.A2:.A97])/10^6" office:value-type="float" office:value="0.0362396354166667">
            <text:p>0.0362396354</text:p>
          </table:table-cell>
          <table:table-cell table:formula="of:=AVERAGE([.B2:.B97])/10^6" office:value-type="float" office:value="0.20281478125">
            <text:p>0.2028147813</text:p>
          </table:table-cell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74658">
            <text:p>274658</text:p>
          </table:table-cell>
          <table:table-cell/>
          <table:table-cell table:formula="of:=STDEV([.A2:.A97])/10^6" office:value-type="float" office:value="0.0135124425000927">
            <text:p>0.0135124425</text:p>
          </table:table-cell>
          <table:table-cell table:formula="of:=STDEV([.B2:.B97])/10^6" office:value-type="float" office:value="0.038849971433764">
            <text:p>0.0388499714</text:p>
          </table:table-cell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61035">
            <text:p>61035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61035">
            <text:p>61035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52588">
            <text:p>152588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74659">
            <text:p>274659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61035">
            <text:p>61035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61035">
            <text:p>61035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61035">
            <text:p>61035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52588">
            <text:p>152588</text:p>
          </table:table-cell>
          <table:table-cell table:number-columns-repeated="3"/>
        </table:table-row>
        <table:table-row table:style-name="ro3">
          <table:table-cell office:value-type="float" office:value="61035">
            <text:p>61035</text:p>
          </table:table-cell>
          <table:table-cell office:value-type="float" office:value="152587">
            <text:p>152587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244141">
            <text:p>244141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74658">
            <text:p>274658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44141">
            <text:p>244141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44140">
            <text:p>244140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427247">
            <text:p>427247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61035">
            <text:p>61035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61035">
            <text:p>61035</text:p>
          </table:table-cell>
          <table:table-cell office:value-type="float" office:value="244140">
            <text:p>244140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44141">
            <text:p>244141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335693">
            <text:p>33569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52588">
            <text:p>152588</text:p>
          </table:table-cell>
          <table:table-cell table:number-columns-repeated="3"/>
        </table:table-row>
        <table:table-row table:style-name="ro3">
          <table:table-cell office:value-type="float" office:value="61035">
            <text:p>61035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61035">
            <text:p>61035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244141">
            <text:p>244141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61035">
            <text:p>61035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91553">
            <text:p>91553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61035">
            <text:p>61035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52588">
            <text:p>152588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91552">
            <text:p>91552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44141">
            <text:p>244141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61035">
            <text:p>61035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61035">
            <text:p>61035</text:p>
          </table:table-cell>
          <table:table-cell office:value-type="float" office:value="152588">
            <text:p>152588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</table:table>
      <table:table table:name="Browser" table:style-name="ta1">
        <table:table-column table:style-name="co1" table:number-columns-repeated="5" table:default-cell-style-name="Default"/>
        <table:table-row table:style-name="ro4">
          <table:table-cell office:value-type="string">
            <text:p>Original</text:p>
          </table:table-cell>
          <table:table-cell office:value-type="string">
            <text:p>Instrumented</text:p>
          </table:table-cell>
          <table:table-cell table:number-columns-repeated="3"/>
        </table:table-row>
        <table:table-row table:style-name="ro3">
          <table:table-cell office:value-type="float" office:value="172424317">
            <text:p>172424317</text:p>
          </table:table-cell>
          <table:table-cell office:value-type="float" office:value="43365477">
            <text:p>43365477</text:p>
          </table:table-cell>
          <table:table-cell/>
          <table:table-cell table:formula="of:=AVERAGE([.A2:.A97])/10^6" office:value-type="float" office:value="23.2419967604167">
            <text:p>23.2419967604</text:p>
          </table:table-cell>
          <table:table-cell table:formula="of:=AVERAGE([.B2:.B97])/10^6" office:value-type="float" office:value="33.78582025">
            <text:p>33.78582025</text:p>
          </table:table-cell>
        </table:table-row>
        <table:table-row table:style-name="ro3">
          <table:table-cell office:value-type="float" office:value="28930665">
            <text:p>28930665</text:p>
          </table:table-cell>
          <table:table-cell office:value-type="float" office:value="86517332">
            <text:p>86517332</text:p>
          </table:table-cell>
          <table:table-cell/>
          <table:table-cell table:formula="of:=STDEV([.A2:.A97])/10^6" office:value-type="float" office:value="16.5317737709252">
            <text:p>16.5317737709</text:p>
          </table:table-cell>
          <table:table-cell table:formula="of:=STDEV([.B2:.B97])/10^6" office:value-type="float" office:value="21.7710834317242">
            <text:p>21.7710834317</text:p>
          </table:table-cell>
        </table:table-row>
        <table:table-row table:style-name="ro3">
          <table:table-cell office:value-type="float" office:value="31494139">
            <text:p>31494139</text:p>
          </table:table-cell>
          <table:table-cell office:value-type="float" office:value="97320557">
            <text:p>97320557</text:p>
          </table:table-cell>
          <table:table-cell table:number-columns-repeated="3"/>
        </table:table-row>
        <table:table-row table:style-name="ro3">
          <table:table-cell office:value-type="float" office:value="34606935">
            <text:p>34606935</text:p>
          </table:table-cell>
          <table:table-cell office:value-type="float" office:value="36590575">
            <text:p>36590575</text:p>
          </table:table-cell>
          <table:table-cell table:number-columns-repeated="3"/>
        </table:table-row>
        <table:table-row table:style-name="ro3">
          <table:table-cell office:value-type="float" office:value="28228761">
            <text:p>28228761</text:p>
          </table:table-cell>
          <table:table-cell office:value-type="float" office:value="28839111">
            <text:p>28839111</text:p>
          </table:table-cell>
          <table:table-cell table:number-columns-repeated="3"/>
        </table:table-row>
        <table:table-row table:style-name="ro3">
          <table:table-cell office:value-type="float" office:value="27130127">
            <text:p>27130127</text:p>
          </table:table-cell>
          <table:table-cell office:value-type="float" office:value="29327393">
            <text:p>29327393</text:p>
          </table:table-cell>
          <table:table-cell table:number-columns-repeated="3"/>
        </table:table-row>
        <table:table-row table:style-name="ro3">
          <table:table-cell office:value-type="float" office:value="36376955">
            <text:p>36376955</text:p>
          </table:table-cell>
          <table:table-cell office:value-type="float" office:value="34088136">
            <text:p>34088136</text:p>
          </table:table-cell>
          <table:table-cell table:number-columns-repeated="3"/>
        </table:table-row>
        <table:table-row table:style-name="ro3">
          <table:table-cell office:value-type="float" office:value="31555175">
            <text:p>31555175</text:p>
          </table:table-cell>
          <table:table-cell office:value-type="float" office:value="35156250">
            <text:p>35156250</text:p>
          </table:table-cell>
          <table:table-cell table:number-columns-repeated="3"/>
        </table:table-row>
        <table:table-row table:style-name="ro3">
          <table:table-cell office:value-type="float" office:value="17761230">
            <text:p>17761230</text:p>
          </table:table-cell>
          <table:table-cell office:value-type="float" office:value="18280031">
            <text:p>18280031</text:p>
          </table:table-cell>
          <table:table-cell table:number-columns-repeated="3"/>
        </table:table-row>
        <table:table-row table:style-name="ro3">
          <table:table-cell office:value-type="float" office:value="18280030">
            <text:p>18280030</text:p>
          </table:table-cell>
          <table:table-cell office:value-type="float" office:value="27618407">
            <text:p>27618407</text:p>
          </table:table-cell>
          <table:table-cell table:number-columns-repeated="3"/>
        </table:table-row>
        <table:table-row table:style-name="ro3">
          <table:table-cell office:value-type="float" office:value="17578124">
            <text:p>17578124</text:p>
          </table:table-cell>
          <table:table-cell office:value-type="float" office:value="27160645">
            <text:p>27160645</text:p>
          </table:table-cell>
          <table:table-cell table:number-columns-repeated="3"/>
        </table:table-row>
        <table:table-row table:style-name="ro3">
          <table:table-cell office:value-type="float" office:value="29357911">
            <text:p>29357911</text:p>
          </table:table-cell>
          <table:table-cell office:value-type="float" office:value="18463136">
            <text:p>18463136</text:p>
          </table:table-cell>
          <table:table-cell table:number-columns-repeated="3"/>
        </table:table-row>
        <table:table-row table:style-name="ro3">
          <table:table-cell office:value-type="float" office:value="30822754">
            <text:p>30822754</text:p>
          </table:table-cell>
          <table:table-cell office:value-type="float" office:value="34606934">
            <text:p>34606934</text:p>
          </table:table-cell>
          <table:table-cell table:number-columns-repeated="3"/>
        </table:table-row>
        <table:table-row table:style-name="ro3">
          <table:table-cell office:value-type="float" office:value="18493652">
            <text:p>18493652</text:p>
          </table:table-cell>
          <table:table-cell office:value-type="float" office:value="98388674">
            <text:p>98388674</text:p>
          </table:table-cell>
          <table:table-cell table:number-columns-repeated="3"/>
        </table:table-row>
        <table:table-row table:style-name="ro3">
          <table:table-cell office:value-type="float" office:value="37109374">
            <text:p>37109374</text:p>
          </table:table-cell>
          <table:table-cell office:value-type="float" office:value="18341065">
            <text:p>18341065</text:p>
          </table:table-cell>
          <table:table-cell table:number-columns-repeated="3"/>
        </table:table-row>
        <table:table-row table:style-name="ro3">
          <table:table-cell office:value-type="float" office:value="17608643">
            <text:p>17608643</text:p>
          </table:table-cell>
          <table:table-cell office:value-type="float" office:value="37872315">
            <text:p>37872315</text:p>
          </table:table-cell>
          <table:table-cell table:number-columns-repeated="3"/>
        </table:table-row>
        <table:table-row table:style-name="ro3">
          <table:table-cell office:value-type="float" office:value="18829344">
            <text:p>18829344</text:p>
          </table:table-cell>
          <table:table-cell office:value-type="float" office:value="31402588">
            <text:p>31402588</text:p>
          </table:table-cell>
          <table:table-cell table:number-columns-repeated="3"/>
        </table:table-row>
        <table:table-row table:style-name="ro3">
          <table:table-cell office:value-type="float" office:value="17883299">
            <text:p>17883299</text:p>
          </table:table-cell>
          <table:table-cell office:value-type="float" office:value="18585205">
            <text:p>18585205</text:p>
          </table:table-cell>
          <table:table-cell table:number-columns-repeated="3"/>
        </table:table-row>
        <table:table-row table:style-name="ro3">
          <table:table-cell office:value-type="float" office:value="18249511">
            <text:p>18249511</text:p>
          </table:table-cell>
          <table:table-cell office:value-type="float" office:value="36712646">
            <text:p>36712646</text:p>
          </table:table-cell>
          <table:table-cell table:number-columns-repeated="3"/>
        </table:table-row>
        <table:table-row table:style-name="ro3">
          <table:table-cell office:value-type="float" office:value="18249511">
            <text:p>18249511</text:p>
          </table:table-cell>
          <table:table-cell office:value-type="float" office:value="34759520">
            <text:p>34759520</text:p>
          </table:table-cell>
          <table:table-cell table:number-columns-repeated="3"/>
        </table:table-row>
        <table:table-row table:style-name="ro3">
          <table:table-cell office:value-type="float" office:value="17913818">
            <text:p>17913818</text:p>
          </table:table-cell>
          <table:table-cell office:value-type="float" office:value="18554686">
            <text:p>18554686</text:p>
          </table:table-cell>
          <table:table-cell table:number-columns-repeated="3"/>
        </table:table-row>
        <table:table-row table:style-name="ro3">
          <table:table-cell office:value-type="float" office:value="17425537">
            <text:p>17425537</text:p>
          </table:table-cell>
          <table:table-cell office:value-type="float" office:value="34820556">
            <text:p>34820556</text:p>
          </table:table-cell>
          <table:table-cell table:number-columns-repeated="3"/>
        </table:table-row>
        <table:table-row table:style-name="ro3">
          <table:table-cell office:value-type="float" office:value="18157958">
            <text:p>18157958</text:p>
          </table:table-cell>
          <table:table-cell office:value-type="float" office:value="18280030">
            <text:p>18280030</text:p>
          </table:table-cell>
          <table:table-cell table:number-columns-repeated="3"/>
        </table:table-row>
        <table:table-row table:style-name="ro3">
          <table:table-cell office:value-type="float" office:value="30090330">
            <text:p>30090330</text:p>
          </table:table-cell>
          <table:table-cell office:value-type="float" office:value="29541016">
            <text:p>29541016</text:p>
          </table:table-cell>
          <table:table-cell table:number-columns-repeated="3"/>
        </table:table-row>
        <table:table-row table:style-name="ro3">
          <table:table-cell office:value-type="float" office:value="17639160">
            <text:p>17639160</text:p>
          </table:table-cell>
          <table:table-cell office:value-type="float" office:value="85327148">
            <text:p>85327148</text:p>
          </table:table-cell>
          <table:table-cell table:number-columns-repeated="3"/>
        </table:table-row>
        <table:table-row table:style-name="ro3">
          <table:table-cell office:value-type="float" office:value="28564453">
            <text:p>28564453</text:p>
          </table:table-cell>
          <table:table-cell office:value-type="float" office:value="33874511">
            <text:p>33874511</text:p>
          </table:table-cell>
          <table:table-cell table:number-columns-repeated="3"/>
        </table:table-row>
        <table:table-row table:style-name="ro3">
          <table:table-cell office:value-type="float" office:value="17639160">
            <text:p>17639160</text:p>
          </table:table-cell>
          <table:table-cell office:value-type="float" office:value="32562256">
            <text:p>32562256</text:p>
          </table:table-cell>
          <table:table-cell table:number-columns-repeated="3"/>
        </table:table-row>
        <table:table-row table:style-name="ro3">
          <table:table-cell office:value-type="float" office:value="18920899">
            <text:p>18920899</text:p>
          </table:table-cell>
          <table:table-cell office:value-type="float" office:value="18524171">
            <text:p>18524171</text:p>
          </table:table-cell>
          <table:table-cell table:number-columns-repeated="3"/>
        </table:table-row>
        <table:table-row table:style-name="ro3">
          <table:table-cell office:value-type="float" office:value="17730712">
            <text:p>17730712</text:p>
          </table:table-cell>
          <table:table-cell office:value-type="float" office:value="29724122">
            <text:p>29724122</text:p>
          </table:table-cell>
          <table:table-cell table:number-columns-repeated="3"/>
        </table:table-row>
        <table:table-row table:style-name="ro3">
          <table:table-cell office:value-type="float" office:value="32379150">
            <text:p>32379150</text:p>
          </table:table-cell>
          <table:table-cell office:value-type="float" office:value="28625488">
            <text:p>28625488</text:p>
          </table:table-cell>
          <table:table-cell table:number-columns-repeated="3"/>
        </table:table-row>
        <table:table-row table:style-name="ro3">
          <table:table-cell office:value-type="float" office:value="17669678">
            <text:p>17669678</text:p>
          </table:table-cell>
          <table:table-cell office:value-type="float" office:value="33996581">
            <text:p>33996581</text:p>
          </table:table-cell>
          <table:table-cell table:number-columns-repeated="3"/>
        </table:table-row>
        <table:table-row table:style-name="ro3">
          <table:table-cell office:value-type="float" office:value="37231446">
            <text:p>37231446</text:p>
          </table:table-cell>
          <table:table-cell office:value-type="float" office:value="31372072">
            <text:p>31372072</text:p>
          </table:table-cell>
          <table:table-cell table:number-columns-repeated="3"/>
        </table:table-row>
        <table:table-row table:style-name="ro3">
          <table:table-cell office:value-type="float" office:value="26824953">
            <text:p>26824953</text:p>
          </table:table-cell>
          <table:table-cell office:value-type="float" office:value="27679444">
            <text:p>27679444</text:p>
          </table:table-cell>
          <table:table-cell table:number-columns-repeated="3"/>
        </table:table-row>
        <table:table-row table:style-name="ro3">
          <table:table-cell office:value-type="float" office:value="18463134">
            <text:p>18463134</text:p>
          </table:table-cell>
          <table:table-cell office:value-type="float" office:value="18280030">
            <text:p>18280030</text:p>
          </table:table-cell>
          <table:table-cell table:number-columns-repeated="3"/>
        </table:table-row>
        <table:table-row table:style-name="ro3">
          <table:table-cell office:value-type="float" office:value="18585206">
            <text:p>18585206</text:p>
          </table:table-cell>
          <table:table-cell office:value-type="float" office:value="33325196">
            <text:p>33325196</text:p>
          </table:table-cell>
          <table:table-cell table:number-columns-repeated="3"/>
        </table:table-row>
        <table:table-row table:style-name="ro3">
          <table:table-cell office:value-type="float" office:value="18127440">
            <text:p>18127440</text:p>
          </table:table-cell>
          <table:table-cell office:value-type="float" office:value="108398437">
            <text:p>108398437</text:p>
          </table:table-cell>
          <table:table-cell table:number-columns-repeated="3"/>
        </table:table-row>
        <table:table-row table:style-name="ro3">
          <table:table-cell office:value-type="float" office:value="18554687">
            <text:p>18554687</text:p>
          </table:table-cell>
          <table:table-cell office:value-type="float" office:value="28167725">
            <text:p>28167725</text:p>
          </table:table-cell>
          <table:table-cell table:number-columns-repeated="3"/>
        </table:table-row>
        <table:table-row table:style-name="ro3">
          <table:table-cell office:value-type="float" office:value="17974854">
            <text:p>17974854</text:p>
          </table:table-cell>
          <table:table-cell office:value-type="float" office:value="18371582">
            <text:p>18371582</text:p>
          </table:table-cell>
          <table:table-cell table:number-columns-repeated="3"/>
        </table:table-row>
        <table:table-row table:style-name="ro3">
          <table:table-cell office:value-type="float" office:value="17608643">
            <text:p>17608643</text:p>
          </table:table-cell>
          <table:table-cell office:value-type="float" office:value="18371583">
            <text:p>18371583</text:p>
          </table:table-cell>
          <table:table-cell table:number-columns-repeated="3"/>
        </table:table-row>
        <table:table-row table:style-name="ro3">
          <table:table-cell office:value-type="float" office:value="17639159">
            <text:p>17639159</text:p>
          </table:table-cell>
          <table:table-cell office:value-type="float" office:value="33660889">
            <text:p>33660889</text:p>
          </table:table-cell>
          <table:table-cell table:number-columns-repeated="3"/>
        </table:table-row>
        <table:table-row table:style-name="ro3">
          <table:table-cell office:value-type="float" office:value="17944337">
            <text:p>17944337</text:p>
          </table:table-cell>
          <table:table-cell office:value-type="float" office:value="30944825">
            <text:p>30944825</text:p>
          </table:table-cell>
          <table:table-cell table:number-columns-repeated="3"/>
        </table:table-row>
        <table:table-row table:style-name="ro3">
          <table:table-cell office:value-type="float" office:value="18432616">
            <text:p>18432616</text:p>
          </table:table-cell>
          <table:table-cell office:value-type="float" office:value="37322999">
            <text:p>37322999</text:p>
          </table:table-cell>
          <table:table-cell table:number-columns-repeated="3"/>
        </table:table-row>
        <table:table-row table:style-name="ro3">
          <table:table-cell office:value-type="float" office:value="17944335">
            <text:p>17944335</text:p>
          </table:table-cell>
          <table:table-cell office:value-type="float" office:value="18188477">
            <text:p>18188477</text:p>
          </table:table-cell>
          <table:table-cell table:number-columns-repeated="3"/>
        </table:table-row>
        <table:table-row table:style-name="ro3">
          <table:table-cell office:value-type="float" office:value="17974854">
            <text:p>17974854</text:p>
          </table:table-cell>
          <table:table-cell office:value-type="float" office:value="33142090">
            <text:p>33142090</text:p>
          </table:table-cell>
          <table:table-cell table:number-columns-repeated="3"/>
        </table:table-row>
        <table:table-row table:style-name="ro3">
          <table:table-cell office:value-type="float" office:value="17333984">
            <text:p>17333984</text:p>
          </table:table-cell>
          <table:table-cell office:value-type="float" office:value="28015137">
            <text:p>28015137</text:p>
          </table:table-cell>
          <table:table-cell table:number-columns-repeated="3"/>
        </table:table-row>
        <table:table-row table:style-name="ro3">
          <table:table-cell office:value-type="float" office:value="37200929">
            <text:p>37200929</text:p>
          </table:table-cell>
          <table:table-cell office:value-type="float" office:value="18676758">
            <text:p>18676758</text:p>
          </table:table-cell>
          <table:table-cell table:number-columns-repeated="3"/>
        </table:table-row>
        <table:table-row table:style-name="ro3">
          <table:table-cell office:value-type="float" office:value="18280030">
            <text:p>18280030</text:p>
          </table:table-cell>
          <table:table-cell office:value-type="float" office:value="93444826">
            <text:p>93444826</text:p>
          </table:table-cell>
          <table:table-cell table:number-columns-repeated="3"/>
        </table:table-row>
        <table:table-row table:style-name="ro3">
          <table:table-cell office:value-type="float" office:value="31494138">
            <text:p>31494138</text:p>
          </table:table-cell>
          <table:table-cell office:value-type="float" office:value="19989014">
            <text:p>19989014</text:p>
          </table:table-cell>
          <table:table-cell table:number-columns-repeated="3"/>
        </table:table-row>
        <table:table-row table:style-name="ro3">
          <table:table-cell office:value-type="float" office:value="18035888">
            <text:p>18035888</text:p>
          </table:table-cell>
          <table:table-cell office:value-type="float" office:value="35400391">
            <text:p>35400391</text:p>
          </table:table-cell>
          <table:table-cell table:number-columns-repeated="3"/>
        </table:table-row>
        <table:table-row table:style-name="ro3">
          <table:table-cell office:value-type="float" office:value="33874511">
            <text:p>33874511</text:p>
          </table:table-cell>
          <table:table-cell office:value-type="float" office:value="18402100">
            <text:p>18402100</text:p>
          </table:table-cell>
          <table:table-cell table:number-columns-repeated="3"/>
        </table:table-row>
        <table:table-row table:style-name="ro3">
          <table:table-cell office:value-type="float" office:value="17791749">
            <text:p>17791749</text:p>
          </table:table-cell>
          <table:table-cell office:value-type="float" office:value="18463134">
            <text:p>18463134</text:p>
          </table:table-cell>
          <table:table-cell table:number-columns-repeated="3"/>
        </table:table-row>
        <table:table-row table:style-name="ro3">
          <table:table-cell office:value-type="float" office:value="18249511">
            <text:p>18249511</text:p>
          </table:table-cell>
          <table:table-cell office:value-type="float" office:value="18096924">
            <text:p>18096924</text:p>
          </table:table-cell>
          <table:table-cell table:number-columns-repeated="3"/>
        </table:table-row>
        <table:table-row table:style-name="ro3">
          <table:table-cell office:value-type="float" office:value="27526856">
            <text:p>27526856</text:p>
          </table:table-cell>
          <table:table-cell office:value-type="float" office:value="26855470">
            <text:p>26855470</text:p>
          </table:table-cell>
          <table:table-cell table:number-columns-repeated="3"/>
        </table:table-row>
        <table:table-row table:style-name="ro3">
          <table:table-cell office:value-type="float" office:value="17852782">
            <text:p>17852782</text:p>
          </table:table-cell>
          <table:table-cell office:value-type="float" office:value="19042968">
            <text:p>19042968</text:p>
          </table:table-cell>
          <table:table-cell table:number-columns-repeated="3"/>
        </table:table-row>
        <table:table-row table:style-name="ro3">
          <table:table-cell office:value-type="float" office:value="18432618">
            <text:p>18432618</text:p>
          </table:table-cell>
          <table:table-cell office:value-type="float" office:value="18280028">
            <text:p>18280028</text:p>
          </table:table-cell>
          <table:table-cell table:number-columns-repeated="3"/>
        </table:table-row>
        <table:table-row table:style-name="ro3">
          <table:table-cell office:value-type="float" office:value="17883301">
            <text:p>17883301</text:p>
          </table:table-cell>
          <table:table-cell office:value-type="float" office:value="35064699">
            <text:p>35064699</text:p>
          </table:table-cell>
          <table:table-cell table:number-columns-repeated="3"/>
        </table:table-row>
        <table:table-row table:style-name="ro3">
          <table:table-cell office:value-type="float" office:value="27954101">
            <text:p>27954101</text:p>
          </table:table-cell>
          <table:table-cell office:value-type="float" office:value="34851076">
            <text:p>34851076</text:p>
          </table:table-cell>
          <table:table-cell table:number-columns-repeated="3"/>
        </table:table-row>
        <table:table-row table:style-name="ro3">
          <table:table-cell office:value-type="float" office:value="34240722">
            <text:p>34240722</text:p>
          </table:table-cell>
          <table:table-cell office:value-type="float" office:value="93963622">
            <text:p>93963622</text:p>
          </table:table-cell>
          <table:table-cell table:number-columns-repeated="3"/>
        </table:table-row>
        <table:table-row table:style-name="ro3">
          <table:table-cell office:value-type="float" office:value="18371581">
            <text:p>18371581</text:p>
          </table:table-cell>
          <table:table-cell office:value-type="float" office:value="18371583">
            <text:p>18371583</text:p>
          </table:table-cell>
          <table:table-cell table:number-columns-repeated="3"/>
        </table:table-row>
        <table:table-row table:style-name="ro3">
          <table:table-cell office:value-type="float" office:value="17700196">
            <text:p>17700196</text:p>
          </table:table-cell>
          <table:table-cell office:value-type="float" office:value="18463135">
            <text:p>18463135</text:p>
          </table:table-cell>
          <table:table-cell table:number-columns-repeated="3"/>
        </table:table-row>
        <table:table-row table:style-name="ro3">
          <table:table-cell office:value-type="float" office:value="17730713">
            <text:p>17730713</text:p>
          </table:table-cell>
          <table:table-cell office:value-type="float" office:value="27893067">
            <text:p>27893067</text:p>
          </table:table-cell>
          <table:table-cell table:number-columns-repeated="3"/>
        </table:table-row>
        <table:table-row table:style-name="ro3">
          <table:table-cell office:value-type="float" office:value="17578126">
            <text:p>17578126</text:p>
          </table:table-cell>
          <table:table-cell office:value-type="float" office:value="18310546">
            <text:p>18310546</text:p>
          </table:table-cell>
          <table:table-cell table:number-columns-repeated="3"/>
        </table:table-row>
        <table:table-row table:style-name="ro3">
          <table:table-cell office:value-type="float" office:value="18035889">
            <text:p>18035889</text:p>
          </table:table-cell>
          <table:table-cell office:value-type="float" office:value="18493653">
            <text:p>18493653</text:p>
          </table:table-cell>
          <table:table-cell table:number-columns-repeated="3"/>
        </table:table-row>
        <table:table-row table:style-name="ro3">
          <table:table-cell office:value-type="float" office:value="17761232">
            <text:p>17761232</text:p>
          </table:table-cell>
          <table:table-cell office:value-type="float" office:value="18615723">
            <text:p>18615723</text:p>
          </table:table-cell>
          <table:table-cell table:number-columns-repeated="3"/>
        </table:table-row>
        <table:table-row table:style-name="ro3">
          <table:table-cell office:value-type="float" office:value="18402100">
            <text:p>18402100</text:p>
          </table:table-cell>
          <table:table-cell office:value-type="float" office:value="33721925">
            <text:p>33721925</text:p>
          </table:table-cell>
          <table:table-cell table:number-columns-repeated="3"/>
        </table:table-row>
        <table:table-row table:style-name="ro3">
          <table:table-cell office:value-type="float" office:value="17944337">
            <text:p>17944337</text:p>
          </table:table-cell>
          <table:table-cell office:value-type="float" office:value="18341065">
            <text:p>18341065</text:p>
          </table:table-cell>
          <table:table-cell table:number-columns-repeated="3"/>
        </table:table-row>
        <table:table-row table:style-name="ro3">
          <table:table-cell office:value-type="float" office:value="28991699">
            <text:p>28991699</text:p>
          </table:table-cell>
          <table:table-cell office:value-type="float" office:value="34973143">
            <text:p>34973143</text:p>
          </table:table-cell>
          <table:table-cell table:number-columns-repeated="3"/>
        </table:table-row>
        <table:table-row table:style-name="ro3">
          <table:table-cell office:value-type="float" office:value="29541015">
            <text:p>29541015</text:p>
          </table:table-cell>
          <table:table-cell office:value-type="float" office:value="33142090">
            <text:p>33142090</text:p>
          </table:table-cell>
          <table:table-cell table:number-columns-repeated="3"/>
        </table:table-row>
        <table:table-row table:style-name="ro3">
          <table:table-cell office:value-type="float" office:value="27893064">
            <text:p>27893064</text:p>
          </table:table-cell>
          <table:table-cell office:value-type="float" office:value="94879150">
            <text:p>94879150</text:p>
          </table:table-cell>
          <table:table-cell table:number-columns-repeated="3"/>
        </table:table-row>
        <table:table-row table:style-name="ro3">
          <table:table-cell office:value-type="float" office:value="18188476">
            <text:p>18188476</text:p>
          </table:table-cell>
          <table:table-cell office:value-type="float" office:value="28228758">
            <text:p>28228758</text:p>
          </table:table-cell>
          <table:table-cell table:number-columns-repeated="3"/>
        </table:table-row>
        <table:table-row table:style-name="ro3">
          <table:table-cell office:value-type="float" office:value="18859862">
            <text:p>18859862</text:p>
          </table:table-cell>
          <table:table-cell office:value-type="float" office:value="34698484">
            <text:p>34698484</text:p>
          </table:table-cell>
          <table:table-cell table:number-columns-repeated="3"/>
        </table:table-row>
        <table:table-row table:style-name="ro3">
          <table:table-cell office:value-type="float" office:value="18402100">
            <text:p>18402100</text:p>
          </table:table-cell>
          <table:table-cell office:value-type="float" office:value="32562258">
            <text:p>32562258</text:p>
          </table:table-cell>
          <table:table-cell table:number-columns-repeated="3"/>
        </table:table-row>
        <table:table-row table:style-name="ro3">
          <table:table-cell office:value-type="float" office:value="18127442">
            <text:p>18127442</text:p>
          </table:table-cell>
          <table:table-cell office:value-type="float" office:value="18920899">
            <text:p>18920899</text:p>
          </table:table-cell>
          <table:table-cell table:number-columns-repeated="3"/>
        </table:table-row>
        <table:table-row table:style-name="ro3">
          <table:table-cell office:value-type="float" office:value="18157960">
            <text:p>18157960</text:p>
          </table:table-cell>
          <table:table-cell office:value-type="float" office:value="32318117">
            <text:p>32318117</text:p>
          </table:table-cell>
          <table:table-cell table:number-columns-repeated="3"/>
        </table:table-row>
        <table:table-row table:style-name="ro3">
          <table:table-cell office:value-type="float" office:value="17669679">
            <text:p>17669679</text:p>
          </table:table-cell>
          <table:table-cell office:value-type="float" office:value="18249513">
            <text:p>18249513</text:p>
          </table:table-cell>
          <table:table-cell table:number-columns-repeated="3"/>
        </table:table-row>
        <table:table-row table:style-name="ro3">
          <table:table-cell office:value-type="float" office:value="18249512">
            <text:p>18249512</text:p>
          </table:table-cell>
          <table:table-cell office:value-type="float" office:value="28320314">
            <text:p>28320314</text:p>
          </table:table-cell>
          <table:table-cell table:number-columns-repeated="3"/>
        </table:table-row>
        <table:table-row table:style-name="ro3">
          <table:table-cell office:value-type="float" office:value="18157960">
            <text:p>18157960</text:p>
          </table:table-cell>
          <table:table-cell office:value-type="float" office:value="18402101">
            <text:p>18402101</text:p>
          </table:table-cell>
          <table:table-cell table:number-columns-repeated="3"/>
        </table:table-row>
        <table:table-row table:style-name="ro3">
          <table:table-cell office:value-type="float" office:value="18554689">
            <text:p>18554689</text:p>
          </table:table-cell>
          <table:table-cell office:value-type="float" office:value="27679442">
            <text:p>27679442</text:p>
          </table:table-cell>
          <table:table-cell table:number-columns-repeated="3"/>
        </table:table-row>
        <table:table-row table:style-name="ro3">
          <table:table-cell office:value-type="float" office:value="29541017">
            <text:p>29541017</text:p>
          </table:table-cell>
          <table:table-cell office:value-type="float" office:value="29022218">
            <text:p>29022218</text:p>
          </table:table-cell>
          <table:table-cell table:number-columns-repeated="3"/>
        </table:table-row>
        <table:table-row table:style-name="ro3">
          <table:table-cell office:value-type="float" office:value="18432618">
            <text:p>18432618</text:p>
          </table:table-cell>
          <table:table-cell office:value-type="float" office:value="85876464">
            <text:p>85876464</text:p>
          </table:table-cell>
          <table:table-cell table:number-columns-repeated="3"/>
        </table:table-row>
        <table:table-row table:style-name="ro3">
          <table:table-cell office:value-type="float" office:value="18188477">
            <text:p>18188477</text:p>
          </table:table-cell>
          <table:table-cell office:value-type="float" office:value="18554686">
            <text:p>18554686</text:p>
          </table:table-cell>
          <table:table-cell table:number-columns-repeated="3"/>
        </table:table-row>
        <table:table-row table:style-name="ro3">
          <table:table-cell office:value-type="float" office:value="17883301">
            <text:p>17883301</text:p>
          </table:table-cell>
          <table:table-cell office:value-type="float" office:value="34423828">
            <text:p>34423828</text:p>
          </table:table-cell>
          <table:table-cell table:number-columns-repeated="3"/>
        </table:table-row>
        <table:table-row table:style-name="ro3">
          <table:table-cell office:value-type="float" office:value="17944337">
            <text:p>17944337</text:p>
          </table:table-cell>
          <table:table-cell office:value-type="float" office:value="28167726">
            <text:p>28167726</text:p>
          </table:table-cell>
          <table:table-cell table:number-columns-repeated="3"/>
        </table:table-row>
        <table:table-row table:style-name="ro3">
          <table:table-cell office:value-type="float" office:value="18310546">
            <text:p>18310546</text:p>
          </table:table-cell>
          <table:table-cell office:value-type="float" office:value="27801515">
            <text:p>27801515</text:p>
          </table:table-cell>
          <table:table-cell table:number-columns-repeated="3"/>
        </table:table-row>
        <table:table-row table:style-name="ro3">
          <table:table-cell office:value-type="float" office:value="17425538">
            <text:p>17425538</text:p>
          </table:table-cell>
          <table:table-cell office:value-type="float" office:value="19714356">
            <text:p>19714356</text:p>
          </table:table-cell>
          <table:table-cell table:number-columns-repeated="3"/>
        </table:table-row>
        <table:table-row table:style-name="ro3">
          <table:table-cell office:value-type="float" office:value="18188478">
            <text:p>18188478</text:p>
          </table:table-cell>
          <table:table-cell office:value-type="float" office:value="35736085">
            <text:p>35736085</text:p>
          </table:table-cell>
          <table:table-cell table:number-columns-repeated="3"/>
        </table:table-row>
        <table:table-row table:style-name="ro3">
          <table:table-cell office:value-type="float" office:value="18188477">
            <text:p>18188477</text:p>
          </table:table-cell>
          <table:table-cell office:value-type="float" office:value="18249513">
            <text:p>18249513</text:p>
          </table:table-cell>
          <table:table-cell table:number-columns-repeated="3"/>
        </table:table-row>
        <table:table-row table:style-name="ro3">
          <table:table-cell office:value-type="float" office:value="17181396">
            <text:p>17181396</text:p>
          </table:table-cell>
          <table:table-cell office:value-type="float" office:value="18585206">
            <text:p>18585206</text:p>
          </table:table-cell>
          <table:table-cell table:number-columns-repeated="3"/>
        </table:table-row>
        <table:table-row table:style-name="ro3">
          <table:table-cell office:value-type="float" office:value="26611329">
            <text:p>26611329</text:p>
          </table:table-cell>
          <table:table-cell office:value-type="float" office:value="27465820">
            <text:p>27465820</text:p>
          </table:table-cell>
          <table:table-cell table:number-columns-repeated="3"/>
        </table:table-row>
        <table:table-row table:style-name="ro3">
          <table:table-cell office:value-type="float" office:value="26428222">
            <text:p>26428222</text:p>
          </table:table-cell>
          <table:table-cell office:value-type="float" office:value="34545898">
            <text:p>34545898</text:p>
          </table:table-cell>
          <table:table-cell table:number-columns-repeated="3"/>
        </table:table-row>
        <table:table-row table:style-name="ro3">
          <table:table-cell office:value-type="float" office:value="18798829">
            <text:p>18798829</text:p>
          </table:table-cell>
          <table:table-cell office:value-type="float" office:value="93109132">
            <text:p>93109132</text:p>
          </table:table-cell>
          <table:table-cell table:number-columns-repeated="3"/>
        </table:table-row>
        <table:table-row table:style-name="ro3">
          <table:table-cell office:value-type="float" office:value="18310547">
            <text:p>18310547</text:p>
          </table:table-cell>
          <table:table-cell office:value-type="float" office:value="18493651">
            <text:p>18493651</text:p>
          </table:table-cell>
          <table:table-cell table:number-columns-repeated="3"/>
        </table:table-row>
        <table:table-row table:style-name="ro3">
          <table:table-cell office:value-type="float" office:value="18066406">
            <text:p>18066406</text:p>
          </table:table-cell>
          <table:table-cell office:value-type="float" office:value="35156250">
            <text:p>35156250</text:p>
          </table:table-cell>
          <table:table-cell table:number-columns-repeated="3"/>
        </table:table-row>
        <table:table-row table:style-name="ro3">
          <table:table-cell office:value-type="float" office:value="17486571">
            <text:p>17486571</text:p>
          </table:table-cell>
          <table:table-cell office:value-type="float" office:value="19653321">
            <text:p>19653321</text:p>
          </table:table-cell>
          <table:table-cell table:number-columns-repeated="3"/>
        </table:table-row>
        <table:table-row table:style-name="ro3">
          <table:table-cell office:value-type="float" office:value="17578125">
            <text:p>17578125</text:p>
          </table:table-cell>
          <table:table-cell office:value-type="float" office:value="18554689">
            <text:p>18554689</text:p>
          </table:table-cell>
          <table:table-cell table:number-columns-repeated="3"/>
        </table:table-row>
        <table:table-row table:style-name="ro3">
          <table:table-cell office:value-type="float" office:value="17791747">
            <text:p>17791747</text:p>
          </table:table-cell>
          <table:table-cell office:value-type="float" office:value="32745362">
            <text:p>32745362</text:p>
          </table:table-cell>
          <table:table-cell table:number-columns-repeated="3"/>
        </table:table-row>
        <table:table-row table:style-name="ro3">
          <table:table-cell office:value-type="float" office:value="18371581">
            <text:p>18371581</text:p>
          </table:table-cell>
          <table:table-cell office:value-type="float" office:value="18341063">
            <text:p>18341063</text:p>
          </table:table-cell>
          <table:table-cell table:number-columns-repeated="3"/>
        </table:table-row>
        <table:table-row table:style-name="ro3">
          <table:table-cell office:value-type="float" office:value="17730711">
            <text:p>17730711</text:p>
          </table:table-cell>
          <table:table-cell office:value-type="float" office:value="34729005">
            <text:p>34729005</text:p>
          </table:table-cell>
          <table:table-cell table:number-columns-repeated="3"/>
        </table:table-row>
        <table:table-row table:style-name="ro3">
          <table:table-cell office:value-type="float" office:value="17761231">
            <text:p>17761231</text:p>
          </table:table-cell>
          <table:table-cell office:value-type="float" office:value="31768799">
            <text:p>31768799</text:p>
          </table:table-cell>
          <table:table-cell table:number-columns-repeated="3"/>
        </table:table-row>
        <table:table-row table:style-name="ro3">
          <table:table-cell office:value-type="float" office:value="31158449">
            <text:p>31158449</text:p>
          </table:table-cell>
          <table:table-cell office:value-type="float" office:value="32287600">
            <text:p>32287600</text:p>
          </table:table-cell>
          <table:table-cell table:number-columns-repeated="3"/>
        </table:table-row>
      </table:table>
      <table:table table:name="QuickBenchmark" table:style-name="ta1">
        <table:table-column table:style-name="co1" table:number-columns-repeated="9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CPU Integer</text:p>
          </table:table-cell>
          <table:table-cell table:style-name="ce1"/>
          <table:table-cell table:style-name="ce1" office:value-type="string">
            <text:p>CPU Float</text:p>
          </table:table-cell>
          <table:table-cell table:style-name="ce1"/>
          <table:table-cell table:style-name="ce1" office:value-type="string">
            <text:p>Graphic2D</text:p>
          </table:table-cell>
          <table:table-cell table:style-name="ce1"/>
          <table:table-cell table:style-name="ce1" office:value-type="string">
            <text:p>Graphic3D</text:p>
          </table:table-cell>
          <table:table-cell table:number-columns-repeated="7"/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195">
            <text:p>195</text:p>
          </table:table-cell>
          <table:table-cell office:value-type="float" office:value="329">
            <text:p>329</text:p>
          </table:table-cell>
          <table:table-cell office:value-type="float" office:value="344">
            <text:p>344</text:p>
          </table:table-cell>
          <table:table-cell office:value-type="float" office:value="153">
            <text:p>153</text:p>
          </table:table-cell>
          <table:table-cell office:value-type="float" office:value="169">
            <text:p>169</text:p>
          </table:table-cell>
          <table:table-cell office:value-type="float" office:value="337">
            <text:p>337</text:p>
          </table:table-cell>
          <table:table-cell office:value-type="float" office:value="121">
            <text:p>121</text:p>
          </table:table-cell>
          <table:table-cell/>
          <table:table-cell office:value-type="string">
            <text:p>CPU Integer</text:p>
          </table:table-cell>
          <table:table-cell table:number-columns-repeated="3"/>
          <table:table-cell table:style-name="ce4" office:value-type="string">
            <text:p><text:a xlink:href="https://en.wikipedia.org/wiki/Scorpion_(CPU)" xlink:type="simple">https://en.wikipedia.org/wiki/Scorpion_(CPU)</text:a>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193">
            <text:p>193</text:p>
          </table:table-cell>
          <table:table-cell office:value-type="float" office:value="342">
            <text:p>342</text:p>
          </table:table-cell>
          <table:table-cell office:value-type="float" office:value="346">
            <text:p>346</text:p>
          </table:table-cell>
          <table:table-cell office:value-type="float" office:value="153">
            <text:p>153</text:p>
          </table:table-cell>
          <table:table-cell office:value-type="float" office:value="159">
            <text:p>159</text:p>
          </table:table-cell>
          <table:table-cell office:value-type="float" office:value="334">
            <text:p>334</text:p>
          </table:table-cell>
          <table:table-cell office:value-type="float" office:value="121">
            <text:p>121</text:p>
          </table:table-cell>
          <table:table-cell/>
          <table:table-cell office:value-type="string">
            <text:p>- original</text:p>
          </table:table-cell>
          <table:table-cell table:style-name="ce3" table:formula="of:=AVERAGE([.A2:.A51])" office:value-type="float" office:value="194.891891891892">
            <text:p>194.9</text:p>
          </table:table-cell>
          <table:table-cell table:style-name="ce3" table:formula="of:=STDEV([.A2:.A51])" office:value-type="float" office:value="5.35819094566536">
            <text:p>5.4</text:p>
          </table:table-cell>
          <table:table-cell/>
          <table:table-cell table:style-name="ce4" office:value-type="string">
            <text:p><text:a xlink:href="https://en.wikipedia.org/wiki/Snapdragon_(system_on_chip)" xlink:type="simple">https://en.wikipedia.org/wiki/Snapdragon_(system_on_chip)</text:a>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98">
            <text:p>198</text:p>
          </table:table-cell>
          <table:table-cell office:value-type="float" office:value="340">
            <text:p>340</text:p>
          </table:table-cell>
          <table:table-cell office:value-type="float" office:value="327">
            <text:p>327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338">
            <text:p>338</text:p>
          </table:table-cell>
          <table:table-cell office:value-type="float" office:value="123">
            <text:p>123</text:p>
          </table:table-cell>
          <table:table-cell/>
          <table:table-cell office:value-type="string">
            <text:p>- instrumented</text:p>
          </table:table-cell>
          <table:table-cell table:style-name="ce3" table:formula="of:=AVERAGE([.B2:.B51])" office:value-type="float" office:value="193">
            <text:p>193.0</text:p>
          </table:table-cell>
          <table:table-cell table:style-name="ce3" table:formula="of:=STDEV([.B2:.B51])" office:value-type="float" office:value="3.21455025366432">
            <text:p>3.2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93">
            <text:p>193</text:p>
          </table:table-cell>
          <table:table-cell office:value-type="float" office:value="344">
            <text:p>344</text:p>
          </table:table-cell>
          <table:table-cell office:value-type="float" office:value="333">
            <text:p>333</text:p>
          </table:table-cell>
          <table:table-cell office:value-type="float" office:value="161">
            <text:p>161</text:p>
          </table:table-cell>
          <table:table-cell office:value-type="float" office:value="148">
            <text:p>148</text:p>
          </table:table-cell>
          <table:table-cell office:value-type="float" office:value="353">
            <text:p>353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- diff</text:p>
          </table:table-cell>
          <table:table-cell table:style-name="ce3" table:formula="of:=([.K4]-[.K3])" office:value-type="float" office:value="-1.8918918918919">
            <text:p>-1.9</text:p>
          </table:table-cell>
          <table:table-cell table:style-name="ce2" table:formula="of:=([.K4]-[.K3])/[.K3]" office:value-type="percentage" office:value="-0.00970739148523095">
            <text:p>-0.97%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92">
            <text:p>192</text:p>
          </table:table-cell>
          <table:table-cell office:value-type="float" office:value="331">
            <text:p>331</text:p>
          </table:table-cell>
          <table:table-cell office:value-type="float" office:value="342">
            <text:p>342</text:p>
          </table:table-cell>
          <table:table-cell office:value-type="float" office:value="144">
            <text:p>144</text:p>
          </table:table-cell>
          <table:table-cell office:value-type="float" office:value="151">
            <text:p>151</text:p>
          </table:table-cell>
          <table:table-cell office:value-type="float" office:value="358">
            <text:p>358</text:p>
          </table:table-cell>
          <table:table-cell office:value-type="float" office:value="115">
            <text:p>115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88">
            <text:p>188</text:p>
          </table:table-cell>
          <table:table-cell office:value-type="float" office:value="342">
            <text:p>342</text:p>
          </table:table-cell>
          <table:table-cell office:value-type="float" office:value="327">
            <text:p>327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381">
            <text:p>381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CPU Float</text:p>
          </table:table-cell>
          <table:table-cell table:number-columns-repeated="4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93">
            <text:p>193</text:p>
          </table:table-cell>
          <table:table-cell office:value-type="float" office:value="346">
            <text:p>346</text:p>
          </table:table-cell>
          <table:table-cell office:value-type="float" office:value="333">
            <text:p>333</text:p>
          </table:table-cell>
          <table:table-cell office:value-type="float" office:value="136">
            <text:p>136</text:p>
          </table:table-cell>
          <table:table-cell office:value-type="float" office:value="146">
            <text:p>146</text:p>
          </table:table-cell>
          <table:table-cell office:value-type="float" office:value="354">
            <text:p>354</text:p>
          </table:table-cell>
          <table:table-cell office:value-type="float" office:value="157">
            <text:p>157</text:p>
          </table:table-cell>
          <table:table-cell/>
          <table:table-cell office:value-type="string">
            <text:p>- original</text:p>
          </table:table-cell>
          <table:table-cell table:style-name="ce3" table:formula="of:=AVERAGE([.C2:.C51])" office:value-type="float" office:value="342.918918918919">
            <text:p>342.9</text:p>
          </table:table-cell>
          <table:table-cell table:style-name="ce3" table:formula="of:=STDEV([.C2:.C51])" office:value-type="float" office:value="9.54049375142718">
            <text:p>9.5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86">
            <text:p>186</text:p>
          </table:table-cell>
          <table:table-cell office:value-type="float" office:value="346">
            <text:p>346</text:p>
          </table:table-cell>
          <table:table-cell office:value-type="float" office:value="344">
            <text:p>344</text:p>
          </table:table-cell>
          <table:table-cell table:number-columns-repeated="2" office:value-type="float" office:value="155">
            <text:p>155</text:p>
          </table:table-cell>
          <table:table-cell office:value-type="float" office:value="363">
            <text:p>363</text:p>
          </table:table-cell>
          <table:table-cell office:value-type="float" office:value="123">
            <text:p>123</text:p>
          </table:table-cell>
          <table:table-cell/>
          <table:table-cell office:value-type="string">
            <text:p>- instrumented</text:p>
          </table:table-cell>
          <table:table-cell table:style-name="ce3" table:formula="of:=AVERAGE([.D2:.D51])" office:value-type="float" office:value="338.297297297297">
            <text:p>338.3</text:p>
          </table:table-cell>
          <table:table-cell table:style-name="ce3" table:formula="of:=STDEV([.D2:.D51])" office:value-type="float" office:value="7.00739634982949">
            <text:p>7.0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90">
            <text:p>190</text:p>
          </table:table-cell>
          <table:table-cell office:value-type="float" office:value="344">
            <text:p>344</text:p>
          </table:table-cell>
          <table:table-cell office:value-type="float" office:value="348">
            <text:p>348</text:p>
          </table:table-cell>
          <table:table-cell office:value-type="float" office:value="130">
            <text:p>130</text:p>
          </table:table-cell>
          <table:table-cell office:value-type="float" office:value="157">
            <text:p>157</text:p>
          </table:table-cell>
          <table:table-cell office:value-type="float" office:value="352">
            <text:p>352</text:p>
          </table:table-cell>
          <table:table-cell office:value-type="float" office:value="126">
            <text:p>126</text:p>
          </table:table-cell>
          <table:table-cell/>
          <table:table-cell office:value-type="string">
            <text:p>- diff</text:p>
          </table:table-cell>
          <table:table-cell table:style-name="ce3" table:formula="of:=([.K9]-[.K8])" office:value-type="float" office:value="-4.62162162162161">
            <text:p>-4.6</text:p>
          </table:table-cell>
          <table:table-cell table:style-name="ce2" table:formula="of:=([.K9]-[.K8])/[.K8]" office:value-type="percentage" office:value="-0.0134773013871374">
            <text:p>-1.35%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7">
            <text:p>197</text:p>
          </table:table-cell>
          <table:table-cell office:value-type="float" office:value="351">
            <text:p>351</text:p>
          </table:table-cell>
          <table:table-cell office:value-type="float" office:value="344">
            <text:p>344</text:p>
          </table:table-cell>
          <table:table-cell office:value-type="float" office:value="152">
            <text:p>152</text:p>
          </table:table-cell>
          <table:table-cell office:value-type="float" office:value="158">
            <text:p>158</text:p>
          </table:table-cell>
          <table:table-cell office:value-type="float" office:value="352">
            <text:p>352</text:p>
          </table:table-cell>
          <table:table-cell office:value-type="float" office:value="121">
            <text:p>121</text:p>
          </table:table-cell>
          <table:table-cell table:number-columns-repeated="6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99">
            <text:p>199</text:p>
          </table:table-cell>
          <table:table-cell office:value-type="float" office:value="351">
            <text:p>351</text:p>
          </table:table-cell>
          <table:table-cell office:value-type="float" office:value="342">
            <text:p>342</text:p>
          </table:table-cell>
          <table:table-cell office:value-type="float" office:value="130">
            <text:p>130</text:p>
          </table:table-cell>
          <table:table-cell office:value-type="float" office:value="153">
            <text:p>153</text:p>
          </table:table-cell>
          <table:table-cell office:value-type="float" office:value="348">
            <text:p>348</text:p>
          </table:table-cell>
          <table:table-cell office:value-type="float" office:value="134">
            <text:p>134</text:p>
          </table:table-cell>
          <table:table-cell/>
          <table:table-cell office:value-type="string">
            <text:p>Graphic2D</text:p>
          </table:table-cell>
          <table:table-cell table:number-columns-repeated="4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97">
            <text:p>197</text:p>
          </table:table-cell>
          <table:table-cell office:value-type="float" office:value="331">
            <text:p>331</text:p>
          </table:table-cell>
          <table:table-cell office:value-type="float" office:value="327">
            <text:p>327</text:p>
          </table:table-cell>
          <table:table-cell office:value-type="float" office:value="156">
            <text:p>156</text:p>
          </table:table-cell>
          <table:table-cell office:value-type="float" office:value="163">
            <text:p>163</text:p>
          </table:table-cell>
          <table:table-cell office:value-type="float" office:value="334">
            <text:p>334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- original</text:p>
          </table:table-cell>
          <table:table-cell table:style-name="ce3" table:formula="of:=AVERAGE([.E2:.E51])" office:value-type="float" office:value="150.378378378378">
            <text:p>150.4</text:p>
          </table:table-cell>
          <table:table-cell table:style-name="ce3" table:formula="of:=STDEV([.E2:.E51])" office:value-type="float" office:value="11.9521066282414">
            <text:p>12.0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95">
            <text:p>195</text:p>
          </table:table-cell>
          <table:table-cell office:value-type="float" office:value="353">
            <text:p>353</text:p>
          </table:table-cell>
          <table:table-cell office:value-type="float" office:value="338">
            <text:p>338</text:p>
          </table:table-cell>
          <table:table-cell office:value-type="float" office:value="158">
            <text:p>158</text:p>
          </table:table-cell>
          <table:table-cell office:value-type="float" office:value="149">
            <text:p>149</text:p>
          </table:table-cell>
          <table:table-cell office:value-type="float" office:value="358">
            <text:p>358</text:p>
          </table:table-cell>
          <table:table-cell office:value-type="float" office:value="122">
            <text:p>122</text:p>
          </table:table-cell>
          <table:table-cell/>
          <table:table-cell office:value-type="string">
            <text:p>- instrumented</text:p>
          </table:table-cell>
          <table:table-cell table:style-name="ce3" table:formula="of:=AVERAGE([.F2:.F51])" office:value-type="float" office:value="157.783783783784">
            <text:p>157.8</text:p>
          </table:table-cell>
          <table:table-cell table:style-name="ce3" table:formula="of:=STDEV([.F2:.F51])" office:value-type="float" office:value="7.05586885403104">
            <text:p>7.1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95">
            <text:p>195</text:p>
          </table:table-cell>
          <table:table-cell office:value-type="float" office:value="348">
            <text:p>348</text:p>
          </table:table-cell>
          <table:table-cell office:value-type="float" office:value="329">
            <text:p>329</text:p>
          </table:table-cell>
          <table:table-cell office:value-type="float" office:value="161">
            <text:p>161</text:p>
          </table:table-cell>
          <table:table-cell office:value-type="float" office:value="157">
            <text:p>157</text:p>
          </table:table-cell>
          <table:table-cell office:value-type="float" office:value="362">
            <text:p>362</text:p>
          </table:table-cell>
          <table:table-cell office:value-type="float" office:value="118">
            <text:p>118</text:p>
          </table:table-cell>
          <table:table-cell/>
          <table:table-cell office:value-type="string">
            <text:p>- diff</text:p>
          </table:table-cell>
          <table:table-cell table:style-name="ce3" table:formula="of:=([.K14]-[.K13])" office:value-type="float" office:value="7.40540540540539">
            <text:p>7.4</text:p>
          </table:table-cell>
          <table:table-cell table:style-name="ce2" table:formula="of:=([.K14]-[.K13])/[.K13]" office:value-type="percentage" office:value="0.0492451473759884">
            <text:p>4.92%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94">
            <text:p>194</text:p>
          </table:table-cell>
          <table:table-cell office:value-type="float" office:value="344">
            <text:p>344</text:p>
          </table:table-cell>
          <table:table-cell office:value-type="float" office:value="338">
            <text:p>338</text:p>
          </table:table-cell>
          <table:table-cell office:value-type="float" office:value="146">
            <text:p>146</text:p>
          </table:table-cell>
          <table:table-cell office:value-type="float" office:value="158">
            <text:p>158</text:p>
          </table:table-cell>
          <table:table-cell office:value-type="float" office:value="352">
            <text:p>352</text:p>
          </table:table-cell>
          <table:table-cell office:value-type="float" office:value="118">
            <text:p>118</text:p>
          </table:table-cell>
          <table:table-cell table:number-columns-repeated="6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94">
            <text:p>194</text:p>
          </table:table-cell>
          <table:table-cell office:value-type="float" office:value="346">
            <text:p>346</text:p>
          </table:table-cell>
          <table:table-cell office:value-type="float" office:value="342">
            <text:p>342</text:p>
          </table:table-cell>
          <table:table-cell office:value-type="float" office:value="159">
            <text:p>159</text:p>
          </table:table-cell>
          <table:table-cell office:value-type="float" office:value="161">
            <text:p>161</text:p>
          </table:table-cell>
          <table:table-cell office:value-type="float" office:value="351">
            <text:p>351</text:p>
          </table:table-cell>
          <table:table-cell office:value-type="float" office:value="123">
            <text:p>123</text:p>
          </table:table-cell>
          <table:table-cell/>
          <table:table-cell office:value-type="string">
            <text:p>Graphic3D</text:p>
          </table:table-cell>
          <table:table-cell table:number-columns-repeated="4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87">
            <text:p>187</text:p>
          </table:table-cell>
          <table:table-cell office:value-type="float" office:value="344">
            <text:p>344</text:p>
          </table:table-cell>
          <table:table-cell office:value-type="float" office:value="338">
            <text:p>338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356">
            <text:p>356</text:p>
          </table:table-cell>
          <table:table-cell office:value-type="float" office:value="122">
            <text:p>122</text:p>
          </table:table-cell>
          <table:table-cell/>
          <table:table-cell office:value-type="string">
            <text:p>- original</text:p>
          </table:table-cell>
          <table:table-cell table:style-name="ce3" table:formula="of:=AVERAGE([.G2:.G51])" office:value-type="float" office:value="350.783783783784">
            <text:p>350.8</text:p>
          </table:table-cell>
          <table:table-cell table:style-name="ce3" table:formula="of:=STDEV([.G2:.G51])" office:value-type="float" office:value="9.22898554415241">
            <text:p>9.2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93">
            <text:p>193</text:p>
          </table:table-cell>
          <table:table-cell office:value-type="float" office:value="348">
            <text:p>348</text:p>
          </table:table-cell>
          <table:table-cell office:value-type="float" office:value="338">
            <text:p>338</text:p>
          </table:table-cell>
          <table:table-cell office:value-type="float" office:value="144">
            <text:p>144</text:p>
          </table:table-cell>
          <table:table-cell office:value-type="float" office:value="158">
            <text:p>158</text:p>
          </table:table-cell>
          <table:table-cell office:value-type="float" office:value="348">
            <text:p>348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- instrumented</text:p>
          </table:table-cell>
          <table:table-cell table:style-name="ce3" table:formula="of:=AVERAGE([.H2:.H51])" office:value-type="float" office:value="121.810810810811">
            <text:p>121.8</text:p>
          </table:table-cell>
          <table:table-cell table:style-name="ce3" table:formula="of:=STDEV([.H2:.H51])" office:value-type="float" office:value="7.06650093295369">
            <text:p>7.1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95">
            <text:p>195</text:p>
          </table:table-cell>
          <table:table-cell office:value-type="float" office:value="353">
            <text:p>353</text:p>
          </table:table-cell>
          <table:table-cell office:value-type="float" office:value="340">
            <text:p>340</text:p>
          </table:table-cell>
          <table:table-cell office:value-type="float" office:value="144">
            <text:p>144</text:p>
          </table:table-cell>
          <table:table-cell office:value-type="float" office:value="157">
            <text:p>157</text:p>
          </table:table-cell>
          <table:table-cell office:value-type="float" office:value="348">
            <text:p>348</text:p>
          </table:table-cell>
          <table:table-cell office:value-type="float" office:value="123">
            <text:p>123</text:p>
          </table:table-cell>
          <table:table-cell/>
          <table:table-cell office:value-type="string">
            <text:p>- diff</text:p>
          </table:table-cell>
          <table:table-cell table:style-name="ce3" table:formula="of:=([.K19]-[.K18])" office:value-type="float" office:value="-228.972972972973">
            <text:p>-229.0</text:p>
          </table:table-cell>
          <table:table-cell table:style-name="ce2" table:formula="of:=([.K19]-[.K18])/[.K18]" office:value-type="percentage" office:value="-0.652746744741506">
            <text:p>-65.27%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93">
            <text:p>193</text:p>
          </table:table-cell>
          <table:table-cell table:number-columns-repeated="2" office:value-type="float" office:value="342">
            <text:p>342</text:p>
          </table:table-cell>
          <table:table-cell office:value-type="float" office:value="157">
            <text:p>157</text:p>
          </table:table-cell>
          <table:table-cell office:value-type="float" office:value="162">
            <text:p>162</text:p>
          </table:table-cell>
          <table:table-cell office:value-type="float" office:value="347">
            <text:p>347</text:p>
          </table:table-cell>
          <table:table-cell office:value-type="float" office:value="124">
            <text:p>12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7">
            <text:p>197</text:p>
          </table:table-cell>
          <table:table-cell office:value-type="float" office:value="351">
            <text:p>351</text:p>
          </table:table-cell>
          <table:table-cell office:value-type="float" office:value="344">
            <text:p>344</text:p>
          </table:table-cell>
          <table:table-cell office:value-type="float" office:value="145">
            <text:p>145</text:p>
          </table:table-cell>
          <table:table-cell office:value-type="float" office:value="162">
            <text:p>162</text:p>
          </table:table-cell>
          <table:table-cell office:value-type="float" office:value="360">
            <text:p>360</text:p>
          </table:table-cell>
          <table:table-cell office:value-type="float" office:value="126">
            <text:p>126</text:p>
          </table:table-cell>
          <table:table-cell table:number-columns-repeated="6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95">
            <text:p>195</text:p>
          </table:table-cell>
          <table:table-cell office:value-type="float" office:value="312">
            <text:p>312</text:p>
          </table:table-cell>
          <table:table-cell office:value-type="float" office:value="338">
            <text:p>338</text:p>
          </table:table-cell>
          <table:table-cell office:value-type="float" office:value="139">
            <text:p>139</text:p>
          </table:table-cell>
          <table:table-cell office:value-type="float" office:value="164">
            <text:p>164</text:p>
          </table:table-cell>
          <table:table-cell office:value-type="float" office:value="356">
            <text:p>356</text:p>
          </table:table-cell>
          <table:table-cell office:value-type="float" office:value="119">
            <text:p>119</text:p>
          </table:table-cell>
          <table:table-cell table:number-columns-repeated="6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96">
            <text:p>196</text:p>
          </table:table-cell>
          <table:table-cell table:number-columns-repeated="2" office:value-type="float" office:value="346">
            <text:p>346</text:p>
          </table:table-cell>
          <table:table-cell office:value-type="float" office:value="143">
            <text:p>143</text:p>
          </table:table-cell>
          <table:table-cell office:value-type="float" office:value="135">
            <text:p>135</text:p>
          </table:table-cell>
          <table:table-cell office:value-type="float" office:value="354">
            <text:p>354</text:p>
          </table:table-cell>
          <table:table-cell office:value-type="float" office:value="110">
            <text:p>110</text:p>
          </table:table-cell>
          <table:table-cell table:number-columns-repeated="6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90">
            <text:p>190</text:p>
          </table:table-cell>
          <table:table-cell office:value-type="float" office:value="351">
            <text:p>351</text:p>
          </table:table-cell>
          <table:table-cell office:value-type="float" office:value="344">
            <text:p>344</text:p>
          </table:table-cell>
          <table:table-cell office:value-type="float" office:value="129">
            <text:p>129</text:p>
          </table:table-cell>
          <table:table-cell office:value-type="float" office:value="153">
            <text:p>153</text:p>
          </table:table-cell>
          <table:table-cell office:value-type="float" office:value="360">
            <text:p>360</text:p>
          </table:table-cell>
          <table:table-cell office:value-type="float" office:value="118">
            <text:p>118</text:p>
          </table:table-cell>
          <table:table-cell table:number-columns-repeated="6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91">
            <text:p>191</text:p>
          </table:table-cell>
          <table:table-cell office:value-type="float" office:value="312">
            <text:p>312</text:p>
          </table:table-cell>
          <table:table-cell office:value-type="float" office:value="327">
            <text:p>327</text:p>
          </table:table-cell>
          <table:table-cell office:value-type="float" office:value="169">
            <text:p>169</text:p>
          </table:table-cell>
          <table:table-cell office:value-type="float" office:value="165">
            <text:p>165</text:p>
          </table:table-cell>
          <table:table-cell office:value-type="float" office:value="344">
            <text:p>344</text:p>
          </table:table-cell>
          <table:table-cell office:value-type="float" office:value="118">
            <text:p>118</text:p>
          </table:table-cell>
          <table:table-cell table:number-columns-repeated="6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88">
            <text:p>188</text:p>
          </table:table-cell>
          <table:table-cell office:value-type="float" office:value="335">
            <text:p>335</text:p>
          </table:table-cell>
          <table:table-cell office:value-type="float" office:value="342">
            <text:p>342</text:p>
          </table:table-cell>
          <table:table-cell office:value-type="float" office:value="156">
            <text:p>156</text:p>
          </table:table-cell>
          <table:table-cell office:value-type="float" office:value="166">
            <text:p>166</text:p>
          </table:table-cell>
          <table:table-cell office:value-type="float" office:value="351">
            <text:p>351</text:p>
          </table:table-cell>
          <table:table-cell office:value-type="float" office:value="117">
            <text:p>117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88">
            <text:p>188</text:p>
          </table:table-cell>
          <table:table-cell office:value-type="float" office:value="346">
            <text:p>346</text:p>
          </table:table-cell>
          <table:table-cell office:value-type="float" office:value="338">
            <text:p>338</text:p>
          </table:table-cell>
          <table:table-cell office:value-type="float" office:value="149">
            <text:p>149</text:p>
          </table:table-cell>
          <table:table-cell office:value-type="float" office:value="168">
            <text:p>168</text:p>
          </table:table-cell>
          <table:table-cell office:value-type="float" office:value="352">
            <text:p>352</text:p>
          </table:table-cell>
          <table:table-cell office:value-type="float" office:value="123">
            <text:p>123</text:p>
          </table:table-cell>
          <table:table-cell table:number-columns-repeated="6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93">
            <text:p>193</text:p>
          </table:table-cell>
          <table:table-cell office:value-type="float" office:value="348">
            <text:p>348</text:p>
          </table:table-cell>
          <table:table-cell office:value-type="float" office:value="335">
            <text:p>335</text:p>
          </table:table-cell>
          <table:table-cell office:value-type="float" office:value="144">
            <text:p>144</text:p>
          </table:table-cell>
          <table:table-cell office:value-type="float" office:value="153">
            <text:p>153</text:p>
          </table:table-cell>
          <table:table-cell office:value-type="float" office:value="347">
            <text:p>347</text:p>
          </table:table-cell>
          <table:table-cell office:value-type="float" office:value="122">
            <text:p>122</text:p>
          </table:table-cell>
          <table:table-cell table:number-columns-repeated="6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91">
            <text:p>191</text:p>
          </table:table-cell>
          <table:table-cell office:value-type="float" office:value="342">
            <text:p>342</text:p>
          </table:table-cell>
          <table:table-cell office:value-type="float" office:value="346">
            <text:p>346</text:p>
          </table:table-cell>
          <table:table-cell office:value-type="float" office:value="153">
            <text:p>153</text:p>
          </table:table-cell>
          <table:table-cell office:value-type="float" office:value="163">
            <text:p>163</text:p>
          </table:table-cell>
          <table:table-cell office:value-type="float" office:value="333">
            <text:p>333</text:p>
          </table:table-cell>
          <table:table-cell office:value-type="float" office:value="124">
            <text:p>12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4">
            <text:p>194</text:p>
          </table:table-cell>
          <table:table-cell office:value-type="float" office:value="348">
            <text:p>348</text:p>
          </table:table-cell>
          <table:table-cell office:value-type="float" office:value="320">
            <text:p>320</text:p>
          </table:table-cell>
          <table:table-cell office:value-type="float" office:value="149">
            <text:p>149</text:p>
          </table:table-cell>
          <table:table-cell office:value-type="float" office:value="164">
            <text:p>164</text:p>
          </table:table-cell>
          <table:table-cell office:value-type="float" office:value="346">
            <text:p>346</text:p>
          </table:table-cell>
          <table:table-cell office:value-type="float" office:value="121">
            <text:p>121</text:p>
          </table:table-cell>
          <table:table-cell table:number-columns-repeated="6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94">
            <text:p>194</text:p>
          </table:table-cell>
          <table:table-cell office:value-type="float" office:value="348">
            <text:p>348</text:p>
          </table:table-cell>
          <table:table-cell office:value-type="float" office:value="335">
            <text:p>335</text:p>
          </table:table-cell>
          <table:table-cell office:value-type="float" office:value="157">
            <text:p>157</text:p>
          </table:table-cell>
          <table:table-cell office:value-type="float" office:value="165">
            <text:p>165</text:p>
          </table:table-cell>
          <table:table-cell office:value-type="float" office:value="346">
            <text:p>346</text:p>
          </table:table-cell>
          <table:table-cell office:value-type="float" office:value="119">
            <text:p>119</text:p>
          </table:table-cell>
          <table:table-cell table:number-columns-repeated="6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94">
            <text:p>194</text:p>
          </table:table-cell>
          <table:table-cell office:value-type="float" office:value="346">
            <text:p>346</text:p>
          </table:table-cell>
          <table:table-cell office:value-type="float" office:value="340">
            <text:p>340</text:p>
          </table:table-cell>
          <table:table-cell office:value-type="float" office:value="144">
            <text:p>144</text:p>
          </table:table-cell>
          <table:table-cell office:value-type="float" office:value="166">
            <text:p>166</text:p>
          </table:table-cell>
          <table:table-cell office:value-type="float" office:value="351">
            <text:p>351</text:p>
          </table:table-cell>
          <table:table-cell office:value-type="float" office:value="119">
            <text:p>11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2">
            <text:p>192</text:p>
          </table:table-cell>
          <table:table-cell office:value-type="float" office:value="344">
            <text:p>344</text:p>
          </table:table-cell>
          <table:table-cell office:value-type="float" office:value="346">
            <text:p>346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office:value-type="float" office:value="350">
            <text:p>350</text:p>
          </table:table-cell>
          <table:table-cell office:value-type="float" office:value="119">
            <text:p>119</text:p>
          </table:table-cell>
          <table:table-cell table:number-columns-repeated="6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88">
            <text:p>188</text:p>
          </table:table-cell>
          <table:table-cell office:value-type="float" office:value="338">
            <text:p>338</text:p>
          </table:table-cell>
          <table:table-cell office:value-type="float" office:value="335">
            <text:p>335</text:p>
          </table:table-cell>
          <table:table-cell office:value-type="float" office:value="138">
            <text:p>138</text:p>
          </table:table-cell>
          <table:table-cell office:value-type="float" office:value="162">
            <text:p>162</text:p>
          </table:table-cell>
          <table:table-cell office:value-type="float" office:value="348">
            <text:p>348</text:p>
          </table:table-cell>
          <table:table-cell office:value-type="float" office:value="121">
            <text:p>121</text:p>
          </table:table-cell>
          <table:table-cell table:number-columns-repeated="6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93">
            <text:p>193</text:p>
          </table:table-cell>
          <table:table-cell office:value-type="float" office:value="351">
            <text:p>351</text:p>
          </table:table-cell>
          <table:table-cell office:value-type="float" office:value="329">
            <text:p>329</text:p>
          </table:table-cell>
          <table:table-cell office:value-type="float" office:value="141">
            <text:p>141</text:p>
          </table:table-cell>
          <table:table-cell office:value-type="float" office:value="153">
            <text:p>153</text:p>
          </table:table-cell>
          <table:table-cell office:value-type="float" office:value="347">
            <text:p>347</text:p>
          </table:table-cell>
          <table:table-cell office:value-type="float" office:value="117">
            <text:p>117</text:p>
          </table:table-cell>
          <table:table-cell table:number-columns-repeated="6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93">
            <text:p>193</text:p>
          </table:table-cell>
          <table:table-cell office:value-type="float" office:value="344">
            <text:p>344</text:p>
          </table:table-cell>
          <table:table-cell office:value-type="float" office:value="346">
            <text:p>346</text:p>
          </table:table-cell>
          <table:table-cell office:value-type="float" office:value="178">
            <text:p>178</text:p>
          </table:table-cell>
          <table:table-cell office:value-type="float" office:value="157">
            <text:p>157</text:p>
          </table:table-cell>
          <table:table-cell office:value-type="float" office:value="361">
            <text:p>361</text:p>
          </table:table-cell>
          <table:table-cell office:value-type="float" office:value="118">
            <text:p>118</text:p>
          </table:table-cell>
          <table:table-cell table:number-columns-repeated="6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97">
            <text:p>197</text:p>
          </table:table-cell>
          <table:table-cell office:value-type="float" office:value="351">
            <text:p>351</text:p>
          </table:table-cell>
          <table:table-cell office:value-type="float" office:value="344">
            <text:p>344</text:p>
          </table:table-cell>
          <table:table-cell office:value-type="float" office:value="186">
            <text:p>186</text:p>
          </table:table-cell>
          <table:table-cell office:value-type="float" office:value="158">
            <text:p>158</text:p>
          </table:table-cell>
          <table:table-cell office:value-type="float" office:value="347">
            <text:p>347</text:p>
          </table:table-cell>
          <table:table-cell office:value-type="float" office:value="122">
            <text:p>12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3">00/00/0000</text:date>, <text:time style:data-style-name="N2" text:time-value="0000-00-00T14:26: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1T11:11:18</meta:creation-date>
    <dc:date>2013-04-23T19:09:57</dc:date>
    <meta:editing-duration>P3DT4H53M39S</meta:editing-duration>
    <meta:editing-cycles>46</meta:editing-cycles>
    <meta:generator>LibreOffice/4.0.2.2$Linux_X86_64 LibreOffice_project/400m0$Build-2</meta:generator>
    <meta:document-statistic meta:table-count="6" meta:cell-count="1409" meta:object-count="0"/>
  </office:meta>
</office:document-meta>
</file>